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d9030" officeooo:paragraph-rsid="0020832d" style:font-weight-asian="bold" style:font-weight-complex="bold"/>
    </style:style>
    <style:style style:name="P2" style:family="paragraph" style:parent-style-name="Text_20_body">
      <style:text-properties fo:font-weight="normal" officeooo:rsid="0020832d" officeooo:paragraph-rsid="00248e11" style:font-weight-asian="normal" style:font-weight-complex="normal"/>
    </style:style>
    <style:style style:name="P3" style:family="paragraph" style:parent-style-name="Text_20_body">
      <style:text-properties officeooo:paragraph-rsid="001d9030"/>
    </style:style>
    <style:style style:name="P4" style:family="paragraph" style:parent-style-name="Text_20_body">
      <style:text-properties officeooo:rsid="000f1cd1" officeooo:paragraph-rsid="000f1cd1"/>
    </style:style>
    <style:style style:name="P5" style:family="paragraph" style:parent-style-name="Text_20_body">
      <style:text-properties fo:color="#000000" loext:opacity="100%" fo:font-weight="normal" officeooo:rsid="0026d4e7" officeooo:paragraph-rsid="0026d4e7" style:font-weight-asian="normal" style:font-weight-complex="normal"/>
    </style:style>
    <style:style style:name="P6" style:family="paragraph" style:parent-style-name="Text_20_body">
      <style:text-properties fo:color="#000000" loext:opacity="100%" fo:font-weight="bold" officeooo:rsid="001d9030" officeooo:paragraph-rsid="0026d4e7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fo:text-align="justify" style:justify-single-word="false"/>
      <style:text-properties officeooo:paragraph-rsid="002e5d56"/>
    </style:style>
    <style:style style:name="P10" style:family="paragraph" style:parent-style-name="Heading_20_1">
      <style:text-properties officeooo:rsid="000f1cd1" officeooo:paragraph-rsid="000f1cd1"/>
    </style:style>
    <style:style style:name="P11" style:family="paragraph" style:parent-style-name="Heading_20_1">
      <style:text-properties officeooo:rsid="001130f9" officeooo:paragraph-rsid="000f1cd1"/>
    </style:style>
    <style:style style:name="P12" style:family="paragraph" style:parent-style-name="Heading_20_2">
      <style:text-properties officeooo:paragraph-rsid="001130f9"/>
    </style:style>
    <style:style style:name="P13" style:family="paragraph" style:parent-style-name="Heading_20_2">
      <style:text-properties officeooo:rsid="001d9030" officeooo:paragraph-rsid="001d9030"/>
    </style:style>
    <style:style style:name="P14" style:family="paragraph" style:parent-style-name="Heading_20_2">
      <style:text-properties fo:font-weight="bold" officeooo:rsid="001d9030" officeooo:paragraph-rsid="00312976" style:font-weight-asian="bold" style:font-weight-complex="bold"/>
    </style:style>
    <style:style style:name="P15" style:family="paragraph" style:parent-style-name="Heading_20_2">
      <style:text-properties officeooo:rsid="00312976" officeooo:paragraph-rsid="00312976"/>
    </style:style>
    <style:style style:name="P16" style:family="paragraph" style:parent-style-name="Heading_20_2">
      <style:text-properties officeooo:rsid="00312976" officeooo:paragraph-rsid="00362791"/>
    </style:style>
    <style:style style:name="P17" style:family="paragraph" style:parent-style-name="Text_20_body" style:list-style-name="L6">
      <style:text-properties fo:font-weight="normal" officeooo:rsid="001d9030" officeooo:paragraph-rsid="001d9030" style:font-weight-asian="normal" style:font-weight-complex="normal"/>
    </style:style>
    <style:style style:name="P18" style:family="paragraph" style:parent-style-name="Text_20_body" style:list-style-name="L7">
      <style:text-properties fo:font-weight="normal" officeooo:rsid="001d9030" officeooo:paragraph-rsid="00208dfe" style:font-weight-asian="normal" style:font-weight-complex="normal"/>
    </style:style>
    <style:style style:name="P19" style:family="paragraph" style:parent-style-name="Text_20_body" style:list-style-name="L7">
      <style:text-properties fo:font-weight="normal" officeooo:rsid="001d9030" officeooo:paragraph-rsid="0021796f" style:font-weight-asian="normal" style:font-weight-complex="normal"/>
    </style:style>
    <style:style style:name="P20" style:family="paragraph" style:parent-style-name="Text_20_body" style:list-style-name="L8">
      <style:text-properties fo:font-weight="normal" officeooo:rsid="001d9030" officeooo:paragraph-rsid="00248e11" style:font-weight-asian="normal" style:font-weight-complex="normal"/>
    </style:style>
    <style:style style:name="P21" style:family="paragraph" style:parent-style-name="Text_20_body" style:list-style-name="L9">
      <style:text-properties fo:font-weight="normal" officeooo:rsid="001d9030" officeooo:paragraph-rsid="0025aae8" style:font-weight-asian="normal" style:font-weight-complex="normal"/>
    </style:style>
    <style:style style:name="P22" style:family="paragraph" style:parent-style-name="Text_20_body" style:list-style-name="L9">
      <style:text-properties fo:font-weight="normal" officeooo:rsid="001d9030" officeooo:paragraph-rsid="0026d4e7" style:font-weight-asian="normal" style:font-weight-complex="normal"/>
    </style:style>
    <style:style style:name="P23" style:family="paragraph" style:parent-style-name="Text_20_body" style:list-style-name="L10">
      <style:text-properties fo:font-weight="normal" officeooo:rsid="001d9030" officeooo:paragraph-rsid="002ad25b" style:font-weight-asian="normal" style:font-weight-complex="normal"/>
    </style:style>
    <style:style style:name="P24" style:family="paragraph" style:parent-style-name="Text_20_body" style:list-style-name="L6">
      <style:text-properties fo:font-weight="normal" officeooo:rsid="00204b3f" officeooo:paragraph-rsid="00204b3f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204b3f" officeooo:paragraph-rsid="00248e11" style:font-weight-asian="normal" style:font-weight-complex="normal"/>
    </style:style>
    <style:style style:name="P26" style:family="paragraph" style:parent-style-name="Text_20_body" style:list-style-name="L8">
      <style:text-properties fo:font-weight="normal" officeooo:rsid="00204b3f" officeooo:paragraph-rsid="00248e11" style:font-weight-asian="normal" style:font-weight-complex="normal"/>
    </style:style>
    <style:style style:name="P27" style:family="paragraph" style:parent-style-name="Text_20_body" style:list-style-name="L10">
      <style:text-properties fo:font-weight="normal" officeooo:rsid="00204b3f" officeooo:paragraph-rsid="002ad25b" style:font-weight-asian="normal" style:font-weight-complex="normal"/>
    </style:style>
    <style:style style:name="P28" style:family="paragraph" style:parent-style-name="Text_20_body" style:list-style-name="L6">
      <style:text-properties fo:font-weight="normal" officeooo:rsid="00205637" officeooo:paragraph-rsid="00205637" style:font-weight-asian="normal" style:font-weight-complex="normal"/>
    </style:style>
    <style:style style:name="P29" style:family="paragraph" style:parent-style-name="Text_20_body" style:list-style-name="L7">
      <style:text-properties fo:font-weight="normal" officeooo:rsid="00205637" officeooo:paragraph-rsid="00248e11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205637" officeooo:paragraph-rsid="00248e11" style:font-weight-asian="normal" style:font-weight-complex="normal"/>
    </style:style>
    <style:style style:name="P31" style:family="paragraph" style:parent-style-name="Text_20_body" style:list-style-name="L9">
      <style:text-properties fo:font-weight="normal" officeooo:rsid="00205637" officeooo:paragraph-rsid="0026d4e7" style:font-weight-asian="normal" style:font-weight-complex="normal"/>
    </style:style>
    <style:style style:name="P32" style:family="paragraph" style:parent-style-name="Text_20_body" style:list-style-name="L10">
      <style:text-properties fo:font-weight="normal" officeooo:rsid="00205637" officeooo:paragraph-rsid="002ad25b" style:font-weight-asian="normal" style:font-weight-complex="normal"/>
    </style:style>
    <style:style style:name="P33" style:family="paragraph" style:parent-style-name="Text_20_body" style:list-style-name="L6">
      <style:text-properties fo:font-weight="normal" officeooo:rsid="0020832d" officeooo:paragraph-rsid="0020832d" style:font-weight-asian="normal" style:font-weight-complex="normal"/>
    </style:style>
    <style:style style:name="P34" style:family="paragraph" style:parent-style-name="Text_20_body" style:list-style-name="L7">
      <style:text-properties fo:font-weight="normal" officeooo:rsid="0020832d" officeooo:paragraph-rsid="00248e11" style:font-weight-asian="normal" style:font-weight-complex="normal"/>
    </style:style>
    <style:style style:name="P35" style:family="paragraph" style:parent-style-name="Text_20_body" style:list-style-name="L8">
      <style:text-properties fo:font-weight="normal" officeooo:rsid="0020832d" officeooo:paragraph-rsid="00248e11" style:font-weight-asian="normal" style:font-weight-complex="normal"/>
    </style:style>
    <style:style style:name="P36" style:family="paragraph" style:parent-style-name="Text_20_body" style:list-style-name="L10">
      <style:text-properties fo:font-weight="normal" officeooo:rsid="0020832d" officeooo:paragraph-rsid="002ad25b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21796f" officeooo:paragraph-rsid="0021796f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21796f" officeooo:paragraph-rsid="00229739" style:font-weight-asian="normal" style:font-weight-complex="normal"/>
    </style:style>
    <style:style style:name="P39" style:family="paragraph" style:parent-style-name="Text_20_body" style:list-style-name="L7">
      <style:text-properties fo:font-weight="normal" officeooo:rsid="0021796f" officeooo:paragraph-rsid="00248e11" style:font-weight-asian="normal" style:font-weight-complex="normal"/>
    </style:style>
    <style:style style:name="P40" style:family="paragraph" style:parent-style-name="Text_20_body" style:list-style-name="L8">
      <style:text-properties fo:font-weight="normal" officeooo:rsid="0021796f" officeooo:paragraph-rsid="00248e11" style:font-weight-asian="normal" style:font-weight-complex="normal"/>
    </style:style>
    <style:style style:name="P41" style:family="paragraph" style:parent-style-name="Text_20_body" style:list-style-name="L9">
      <style:text-properties fo:font-weight="normal" officeooo:rsid="0021796f" officeooo:paragraph-rsid="0026d4e7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21796f" officeooo:paragraph-rsid="002ad25b" style:font-weight-asian="normal" style:font-weight-complex="normal"/>
    </style:style>
    <style:style style:name="P43" style:family="paragraph" style:parent-style-name="Text_20_body" style:list-style-name="L7">
      <style:text-properties fo:font-weight="normal" officeooo:rsid="00248e11" officeooo:paragraph-rsid="00248e11" style:font-weight-asian="normal" style:font-weight-complex="normal"/>
    </style:style>
    <style:style style:name="P44" style:family="paragraph" style:parent-style-name="Text_20_body" style:list-style-name="L8">
      <style:text-properties fo:font-weight="normal" officeooo:rsid="00248e11" officeooo:paragraph-rsid="00248e11" style:font-weight-asian="normal" style:font-weight-complex="normal"/>
    </style:style>
    <style:style style:name="P45" style:family="paragraph" style:parent-style-name="Text_20_body" style:list-style-name="L9">
      <style:text-properties fo:font-weight="normal" officeooo:rsid="00248e11" officeooo:paragraph-rsid="00248e11" style:font-weight-asian="normal" style:font-weight-complex="normal"/>
    </style:style>
    <style:style style:name="P46" style:family="paragraph" style:parent-style-name="Text_20_body" style:list-style-name="L9">
      <style:text-properties fo:font-weight="normal" officeooo:rsid="00248e11" officeooo:paragraph-rsid="0026d4e7" style:font-weight-asian="normal" style:font-weight-complex="normal"/>
    </style:style>
    <style:style style:name="P47" style:family="paragraph" style:parent-style-name="Text_20_body" style:list-style-name="L10">
      <style:text-properties fo:font-weight="normal" officeooo:rsid="00248e11" officeooo:paragraph-rsid="00298dec" style:font-weight-asian="normal" style:font-weight-complex="normal"/>
    </style:style>
    <style:style style:name="P48" style:family="paragraph" style:parent-style-name="Text_20_body" style:list-style-name="L10">
      <style:text-properties fo:font-weight="normal" officeooo:rsid="00248e11" officeooo:paragraph-rsid="002ad25b" style:font-weight-asian="normal" style:font-weight-complex="normal"/>
    </style:style>
    <style:style style:name="P49" style:family="paragraph" style:parent-style-name="Text_20_body" style:list-style-name="L10">
      <style:text-properties fo:font-weight="normal" officeooo:rsid="0027c0b3" officeooo:paragraph-rsid="0027c0b3" style:font-weight-asian="normal" style:font-weight-complex="normal"/>
    </style:style>
    <style:style style:name="P50" style:family="paragraph" style:parent-style-name="Text_20_body" style:list-style-name="L10">
      <style:text-properties fo:font-weight="normal" officeooo:rsid="0027c0b3" officeooo:paragraph-rsid="0027c0b3" fo:background-color="#ffff00" style:font-weight-asian="normal" style:font-weight-complex="normal"/>
    </style:style>
    <style:style style:name="P51" style:family="paragraph" style:parent-style-name="Text_20_body" style:list-style-name="L10">
      <style:text-properties fo:font-weight="normal" officeooo:rsid="0027c0b3" officeooo:paragraph-rsid="00298dec" fo:background-color="#ffff00" style:font-weight-asian="normal" style:font-weight-complex="normal"/>
    </style:style>
    <style:style style:name="P52" style:family="paragraph" style:parent-style-name="Text_20_body" style:list-style-name="L6">
      <style:text-properties officeooo:rsid="0020832d" officeooo:paragraph-rsid="0020832d"/>
    </style:style>
    <style:style style:name="P53" style:family="paragraph" style:parent-style-name="Text_20_body" style:list-style-name="L7">
      <style:text-properties officeooo:rsid="0020832d" officeooo:paragraph-rsid="00208dfe"/>
    </style:style>
    <style:style style:name="P54" style:family="paragraph" style:parent-style-name="Text_20_body" style:list-style-name="L10">
      <style:text-properties officeooo:rsid="0020832d" officeooo:paragraph-rsid="0027c0b3"/>
    </style:style>
    <style:style style:name="P55" style:family="paragraph" style:parent-style-name="Text_20_body" style:list-style-name="L6">
      <style:text-properties officeooo:rsid="001d9030" officeooo:paragraph-rsid="001d9030"/>
    </style:style>
    <style:style style:name="P56" style:family="paragraph" style:parent-style-name="Text_20_body" style:list-style-name="L7">
      <style:text-properties officeooo:rsid="001d9030" officeooo:paragraph-rsid="00208dfe"/>
    </style:style>
    <style:style style:name="P57" style:family="paragraph" style:parent-style-name="Text_20_body" style:list-style-name="L7">
      <style:text-properties officeooo:rsid="001d9030" officeooo:paragraph-rsid="00229739"/>
    </style:style>
    <style:style style:name="P58" style:family="paragraph" style:parent-style-name="Text_20_body" style:list-style-name="L7">
      <style:text-properties officeooo:rsid="001d9030" officeooo:paragraph-rsid="00248e11"/>
    </style:style>
    <style:style style:name="P59" style:family="paragraph" style:parent-style-name="Text_20_body" style:list-style-name="L8">
      <style:text-properties officeooo:rsid="001d9030" officeooo:paragraph-rsid="00248e11"/>
    </style:style>
    <style:style style:name="P60" style:family="paragraph" style:parent-style-name="Text_20_body" style:list-style-name="L10">
      <style:text-properties officeooo:rsid="001d9030" officeooo:paragraph-rsid="0027c0b3"/>
    </style:style>
    <style:style style:name="P61" style:family="paragraph" style:parent-style-name="Text_20_body" style:list-style-name="L10">
      <style:text-properties officeooo:rsid="001d9030" officeooo:paragraph-rsid="00298dec"/>
    </style:style>
    <style:style style:name="P62" style:family="paragraph" style:parent-style-name="Text_20_body" style:list-style-name="L10">
      <style:text-properties officeooo:rsid="001d9030" officeooo:paragraph-rsid="002ad25b"/>
    </style:style>
    <style:style style:name="P63" style:family="paragraph" style:parent-style-name="Text_20_body" style:list-style-name="L7">
      <style:text-properties officeooo:paragraph-rsid="0021796f"/>
    </style:style>
    <style:style style:name="P64" style:family="paragraph" style:parent-style-name="Text_20_body" style:list-style-name="L7">
      <style:text-properties officeooo:paragraph-rsid="00229739"/>
    </style:style>
    <style:style style:name="P65" style:family="paragraph" style:parent-style-name="Text_20_body" style:list-style-name="L7">
      <style:text-properties officeooo:rsid="00229739" officeooo:paragraph-rsid="00229739"/>
    </style:style>
    <style:style style:name="P66" style:family="paragraph" style:parent-style-name="Text_20_body" style:list-style-name="L8">
      <style:text-properties officeooo:rsid="00229739" officeooo:paragraph-rsid="00248e11"/>
    </style:style>
    <style:style style:name="P67" style:family="paragraph" style:parent-style-name="Text_20_body" style:list-style-name="L10">
      <style:text-properties officeooo:rsid="00229739" officeooo:paragraph-rsid="0027c0b3"/>
    </style:style>
    <style:style style:name="P68" style:family="paragraph" style:parent-style-name="Text_20_body" style:list-style-name="L10">
      <style:text-properties officeooo:rsid="00229739" officeooo:paragraph-rsid="0026d4e7"/>
    </style:style>
    <style:style style:name="P69" style:family="paragraph" style:parent-style-name="Text_20_body" style:list-style-name="L10">
      <style:text-properties officeooo:rsid="00229739" officeooo:paragraph-rsid="002ad25b"/>
    </style:style>
    <style:style style:name="P70" style:family="paragraph" style:parent-style-name="Text_20_body" style:list-style-name="L8">
      <style:text-properties officeooo:paragraph-rsid="00248e11"/>
    </style:style>
    <style:style style:name="P71" style:family="paragraph" style:parent-style-name="Text_20_body" style:list-style-name="L9">
      <style:text-properties officeooo:paragraph-rsid="0026d4e7"/>
    </style:style>
    <style:style style:name="P72" style:family="paragraph" style:parent-style-name="Text_20_body" style:list-style-name="L9">
      <style:text-properties fo:color="#000000" loext:opacity="100%" fo:font-weight="normal" officeooo:rsid="00229739" officeooo:paragraph-rsid="0025aae8" style:font-weight-asian="normal" style:font-weight-complex="normal"/>
    </style:style>
    <style:style style:name="P73" style:family="paragraph" style:parent-style-name="Text_20_body" style:list-style-name="L9">
      <style:text-properties fo:color="#000000" loext:opacity="100%" fo:font-weight="normal" officeooo:rsid="00229739" officeooo:paragraph-rsid="0026d4e7" style:font-weight-asian="normal" style:font-weight-complex="normal"/>
    </style:style>
    <style:style style:name="P74" style:family="paragraph" style:parent-style-name="Text_20_body" style:list-style-name="L9">
      <style:text-properties fo:color="#000000" loext:opacity="100%" fo:font-weight="normal" officeooo:rsid="0025aae8" officeooo:paragraph-rsid="0025aae8" style:font-weight-asian="normal" style:font-weight-complex="normal"/>
    </style:style>
    <style:style style:name="P75" style:family="paragraph" style:parent-style-name="Text_20_body" style:list-style-name="L9">
      <style:text-properties fo:color="#000000" loext:opacity="100%" fo:font-weight="normal" officeooo:rsid="0026d4e7" officeooo:paragraph-rsid="0026d4e7" style:font-weight-asian="normal" style:font-weight-complex="normal"/>
    </style:style>
    <style:style style:name="P76" style:family="paragraph" style:parent-style-name="Text_20_body" style:list-style-name="L11">
      <style:paragraph-properties fo:text-align="justify" style:justify-single-word="false"/>
      <style:text-properties fo:color="#000000" loext:opacity="100%" fo:font-weight="normal" officeooo:rsid="0031f585" officeooo:paragraph-rsid="0031f585" style:font-weight-asian="normal" style:font-weight-complex="normal"/>
    </style:style>
    <style:style style:name="P77" style:family="paragraph" style:parent-style-name="Text_20_body" style:list-style-name="L11">
      <style:paragraph-properties fo:text-align="justify" style:justify-single-word="false"/>
      <style:text-properties fo:color="#000000" loext:opacity="100%" fo:font-weight="normal" officeooo:rsid="0033cdcd" officeooo:paragraph-rsid="0033cdcd" style:font-weight-asian="normal" style:font-weight-complex="normal"/>
    </style:style>
    <style:style style:name="P78" style:family="paragraph" style:parent-style-name="Text_20_body" style:list-style-name="L11">
      <style:paragraph-properties fo:text-align="justify" style:justify-single-word="false"/>
      <style:text-properties fo:color="#000000" loext:opacity="100%" fo:font-weight="normal" officeooo:rsid="0033cdcd" officeooo:paragraph-rsid="0034a595" style:font-weight-asian="normal" style:font-weight-complex="normal"/>
    </style:style>
    <style:style style:name="P79" style:family="paragraph" style:parent-style-name="Text_20_body" style:list-style-name="L11">
      <style:paragraph-properties fo:text-align="justify" style:justify-single-word="false"/>
      <style:text-properties fo:color="#000000" loext:opacity="100%" fo:font-weight="normal" officeooo:rsid="0034a595" officeooo:paragraph-rsid="0034a595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loext:opacity="100%" fo:font-weight="normal" officeooo:rsid="0034a595" officeooo:paragraph-rsid="0034a595" style:font-weight-asian="normal" style:font-weight-complex="normal"/>
    </style:style>
    <style:style style:name="P81" style:family="paragraph" style:parent-style-name="Text_20_body" style:list-style-name="L11">
      <style:paragraph-properties fo:text-align="justify" style:justify-single-word="false"/>
      <style:text-properties fo:color="#000000" loext:opacity="100%" fo:font-weight="normal" officeooo:rsid="0033cdcd" officeooo:paragraph-rsid="0034a595" fo:background-color="transparent" style:font-weight-asian="normal" style:font-weight-complex="normal"/>
    </style:style>
    <style:style style:name="P82" style:family="paragraph" style:parent-style-name="Text_20_body">
      <style:text-properties fo:color="#000000" loext:opacity="100%" style:font-name="Liberation Sans" fo:font-size="10pt" fo:font-weight="bold" officeooo:rsid="002c466e" officeooo:paragraph-rsid="00298dec" fo:background-color="transparent" style:font-name-asian="Microsoft YaHei" style:font-size-asian="16.1000003814697pt" style:font-weight-asian="bold" style:font-name-complex="Arial" style:font-size-complex="16.1000003814697pt" style:font-weight-complex="bold"/>
    </style:style>
    <style:style style:name="P83" style:family="paragraph" style:parent-style-name="Text_20_body" style:list-style-name="L11">
      <style:paragraph-properties fo:text-align="justify" style:justify-single-word="false"/>
      <style:text-properties fo:color="#000000" loext:opacity="100%" fo:font-size="10pt" fo:font-weight="normal" officeooo:rsid="0034a595" officeooo:paragraph-rsid="0034a595" fo:background-color="transparent" style:font-weight-asian="normal" style:font-weight-complex="normal"/>
    </style:style>
    <style:style style:name="P84" style:family="paragraph" style:parent-style-name="Text_20_body" style:list-style-name="L9">
      <style:text-properties officeooo:rsid="0026d4e7" officeooo:paragraph-rsid="0026d4e7"/>
    </style:style>
    <style:style style:name="P85" style:family="paragraph" style:parent-style-name="Text_20_body" style:list-style-name="L10">
      <style:text-properties officeooo:paragraph-rsid="00298dec"/>
    </style:style>
    <style:style style:name="P86" style:family="paragraph" style:parent-style-name="Text_20_body" style:list-style-name="L10">
      <style:text-properties officeooo:paragraph-rsid="002ad25b"/>
    </style:style>
    <style:style style:name="P87" style:family="paragraph" style:parent-style-name="Text_20_body" style:list-style-name="L10">
      <style:text-properties fo:font-size="10pt" fo:font-weight="normal" officeooo:rsid="00298dec" officeooo:paragraph-rsid="00298dec" fo:background-color="transparent" style:font-weight-asian="normal" style:font-weight-complex="normal"/>
    </style:style>
    <style:style style:name="P88" style:family="paragraph" style:parent-style-name="Text_20_body" style:list-style-name="L10">
      <style:text-properties fo:font-size="10pt" fo:font-weight="normal" officeooo:rsid="002ad25b" officeooo:paragraph-rsid="002ad25b" fo:background-color="transparent" style:font-weight-asian="normal" style:font-weight-complex="normal"/>
    </style:style>
    <style:style style:name="P89" style:family="paragraph" style:parent-style-name="Text_20_body" style:list-style-name="L10">
      <style:text-properties fo:font-size="10pt" fo:font-weight="normal" officeooo:rsid="00298dec" officeooo:paragraph-rsid="00298dec" fo:background-color="#ffff00" style:font-weight-asian="normal" style:font-weight-complex="normal"/>
    </style:style>
    <style:style style:name="P90" style:family="paragraph" style:parent-style-name="Text_20_body" style:list-style-name="L10">
      <style:text-properties officeooo:rsid="00298dec" officeooo:paragraph-rsid="00298dec"/>
    </style:style>
    <style:style style:name="P91" style:family="paragraph" style:parent-style-name="Text_20_body" style:list-style-name="L10">
      <style:text-properties fo:font-weight="bold" officeooo:rsid="00204b3f" officeooo:paragraph-rsid="002ad25b" style:font-weight-asian="bold" style:font-weight-complex="bold"/>
    </style:style>
    <style:style style:name="P92" style:family="paragraph" style:parent-style-name="Text_20_body">
      <style:text-properties officeooo:paragraph-rsid="001130f9"/>
    </style:style>
    <style:style style:name="P93" style:family="paragraph" style:parent-style-name="Text_20_body">
      <style:paragraph-properties fo:text-align="center" style:justify-single-word="false"/>
      <style:text-properties fo:color="#c9211e" loext:opacity="100%" fo:font-weight="bold" officeooo:rsid="0031f585" officeooo:paragraph-rsid="0031f585" style:font-weight-asian="bold" style:font-weight-complex="bold"/>
    </style:style>
    <style:style style:name="P94" style:family="paragraph" style:parent-style-name="Text_20_body" style:list-style-name="L11">
      <style:paragraph-properties fo:text-align="justify" style:justify-single-word="false"/>
      <style:text-properties officeooo:paragraph-rsid="0031f585"/>
    </style:style>
    <style:style style:name="P95" style:family="paragraph" style:parent-style-name="Text_20_body" style:list-style-name="L11">
      <style:paragraph-properties fo:text-align="justify" style:justify-single-word="false"/>
      <style:text-properties officeooo:paragraph-rsid="0033cdcd"/>
    </style:style>
    <style:style style:name="P96" style:family="paragraph" style:parent-style-name="Text_20_body" style:list-style-name="L11">
      <style:paragraph-properties fo:text-align="justify" style:justify-single-word="false"/>
      <style:text-properties officeooo:paragraph-rsid="0034a595"/>
    </style:style>
    <style:style style:name="P97" style:family="paragraph" style:parent-style-name="Text_20_body" style:list-style-name="L11">
      <style:paragraph-properties fo:text-align="justify" style:justify-single-word="false"/>
      <style:text-properties officeooo:rsid="0034a595" officeooo:paragraph-rsid="0034a595"/>
    </style:style>
    <style:style style:name="P98" style:family="paragraph" style:parent-style-name="Text_20_body" style:list-style-name="L11">
      <style:paragraph-properties fo:text-align="justify" style:justify-single-word="false"/>
      <style:text-properties officeooo:rsid="0034a595" officeooo:paragraph-rsid="0034a595" fo:background-color="#ffff00"/>
    </style:style>
    <style:style style:name="P99" style:family="paragraph" style:parent-style-name="Text_20_body">
      <style:text-properties officeooo:paragraph-rsid="00362791"/>
    </style:style>
    <style:style style:name="P100" style:family="paragraph" style:parent-style-name="Text_20_body" style:list-style-name="L12">
      <style:text-properties officeooo:paragraph-rsid="00362791"/>
    </style:style>
    <style:style style:name="P101" style:family="paragraph" style:parent-style-name="Text_20_body" style:list-style-name="L12">
      <style:text-properties officeooo:rsid="00362791" officeooo:paragraph-rsid="00362791"/>
    </style:style>
    <style:style style:name="P102" style:family="paragraph" style:parent-style-name="Title">
      <style:text-properties officeooo:rsid="000f1cd1" officeooo:paragraph-rsid="002e5d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6d0" style:font-weight-asian="normal" style:font-weight-complex="normal"/>
    </style:style>
    <style:style style:name="T3" style:family="text">
      <style:text-properties fo:font-weight="normal" officeooo:rsid="0021796f" style:font-weight-asian="normal" style:font-weight-complex="normal"/>
    </style:style>
    <style:style style:name="T4" style:family="text">
      <style:text-properties fo:font-weight="normal" officeooo:rsid="00229739" style:font-weight-asian="normal" style:font-weight-complex="normal"/>
    </style:style>
    <style:style style:name="T5" style:family="text">
      <style:text-properties fo:font-weight="normal" officeooo:rsid="002ad25b" style:font-weight-asian="normal" style:font-weight-complex="normal"/>
    </style:style>
    <style:style style:name="T6" style:family="text">
      <style:text-properties fo:font-weight="normal" officeooo:rsid="0036279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796f" style:font-weight-asian="bold" style:font-weight-complex="bold"/>
    </style:style>
    <style:style style:name="T9" style:family="text">
      <style:text-properties fo:font-weight="bold" officeooo:rsid="00229739" style:font-weight-asian="bold" style:font-weight-complex="bold"/>
    </style:style>
    <style:style style:name="T10" style:family="text">
      <style:text-properties fo:font-weight="bold" officeooo:rsid="00248e11" style:font-weight-asian="bold" style:font-weight-complex="bold"/>
    </style:style>
    <style:style style:name="T11" style:family="text">
      <style:text-properties fo:font-weight="bold" officeooo:rsid="0025aae8" style:font-weight-asian="bold" style:font-weight-complex="bold"/>
    </style:style>
    <style:style style:name="T12" style:family="text">
      <style:text-properties fo:font-weight="bold" officeooo:rsid="002ad25b" style:font-weight-asian="bold" style:font-weight-complex="bold"/>
    </style:style>
    <style:style style:name="T13" style:family="text">
      <style:text-properties fo:font-weight="bold" officeooo:rsid="0034a595" style:font-weight-asian="bold" style:font-weight-complex="bold"/>
    </style:style>
    <style:style style:name="T14" style:family="text">
      <style:text-properties fo:font-weight="bold" officeooo:rsid="00362791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weight="bold" officeooo:rsid="0034a595" fo:background-color="transparent" loext:char-shading-value="0" style:font-weight-asian="bold" style:font-weight-complex="bold"/>
    </style:style>
    <style:style style:name="T17" style:family="text">
      <style:text-properties officeooo:rsid="0020832d"/>
    </style:style>
    <style:style style:name="T18" style:family="text">
      <style:text-properties officeooo:rsid="0021796f"/>
    </style:style>
    <style:style style:name="T19" style:family="text">
      <style:text-properties officeooo:rsid="00229739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fo:color="#000000" loext:opacity="100%" fo:font-weight="bold" officeooo:rsid="00248e11" style:font-weight-asian="bold" style:font-weight-complex="bold"/>
    </style:style>
    <style:style style:name="T23" style:family="text">
      <style:text-properties fo:color="#000000" loext:opacity="100%" fo:font-weight="bold" officeooo:rsid="00229739" style:font-weight-asian="bold" style:font-weight-complex="bold"/>
    </style:style>
    <style:style style:name="T24" style:family="text">
      <style:text-properties fo:color="#000000" loext:opacity="100%" fo:font-weight="bold" officeooo:rsid="0033cdcd" style:font-weight-asian="bold" style:font-weight-complex="bold"/>
    </style:style>
    <style:style style:name="T25" style:family="text">
      <style:text-properties fo:color="#000000" loext:opacity="100%" fo:font-weight="bold" officeooo:rsid="0034a595" style:font-weight-asian="bold" style:font-weight-complex="bold"/>
    </style:style>
    <style:style style:name="T26" style:family="text">
      <style:text-properties fo:color="#000000" loext:opacity="100%" officeooo:rsid="0025aae8"/>
    </style:style>
    <style:style style:name="T27" style:family="text">
      <style:text-properties fo:color="#000000" loext:opacity="100%" officeooo:rsid="00248e11"/>
    </style:style>
    <style:style style:name="T28" style:family="text">
      <style:text-properties fo:color="#000000" loext:opacity="100%" officeooo:rsid="0026d4e7"/>
    </style:style>
    <style:style style:name="T29" style:family="text">
      <style:text-properties fo:color="#000000" loext:opacity="100%" officeooo:rsid="0021796f"/>
    </style:style>
    <style:style style:name="T30" style:family="text">
      <style:text-properties fo:color="#000000" loext:opacity="100%" officeooo:rsid="00229739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fo:font-weight="normal" officeooo:rsid="00229739" style:font-weight-asian="normal" style:font-weight-complex="normal"/>
    </style:style>
    <style:style style:name="T33" style:family="text">
      <style:text-properties fo:color="#000000" loext:opacity="100%" fo:font-weight="normal" officeooo:rsid="0026d4e7" style:font-weight-asian="normal" style:font-weight-complex="normal"/>
    </style:style>
    <style:style style:name="T34" style:family="text">
      <style:text-properties fo:color="#000000" loext:opacity="100%" fo:font-weight="normal" officeooo:rsid="0031f585" style:font-weight-asian="normal" style:font-weight-complex="normal"/>
    </style:style>
    <style:style style:name="T35" style:family="text">
      <style:text-properties fo:color="#000000" loext:opacity="100%" fo:font-weight="normal" officeooo:rsid="0033cdcd" style:font-weight-asian="normal" style:font-weight-complex="normal"/>
    </style:style>
    <style:style style:name="T36" style:family="text">
      <style:text-properties fo:color="#000000" loext:opacity="100%" fo:font-weight="normal" officeooo:rsid="0034a595" style:font-weight-asian="normal" style:font-weight-complex="normal"/>
    </style:style>
    <style:style style:name="T37" style:family="text">
      <style:text-properties fo:color="#000000" loext:opacity="100%" fo:font-weight="normal" officeooo:rsid="0034a595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font-weight="normal" officeooo:rsid="0033cdcd" fo:background-color="transparent" loext:char-shading-value="0" style:font-weight-asian="normal" style:font-weight-complex="normal"/>
    </style:style>
    <style:style style:name="T39" style:family="text">
      <style:text-properties fo:color="#000000" loext:opacity="100%" style:font-name="Liberation Serif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000000" loext:opacity="100%" fo:font-size="10pt" fo:font-weight="bold" officeooo:rsid="0034a595" style:font-weight-asian="bold" style:font-weight-complex="bold"/>
    </style:style>
    <style:style style:name="T41" style:family="text">
      <style:text-properties fo:color="#000000" loext:opacity="100%" fo:font-size="10pt" fo:font-weight="normal" officeooo:rsid="0031f585" style:font-weight-asian="normal" style:font-weight-complex="normal"/>
    </style:style>
    <style:style style:name="T42" style:family="text">
      <style:text-properties fo:color="#000000" loext:opacity="100%" fo:font-size="10pt" fo:font-weight="normal" officeooo:rsid="0034a595" style:font-weight-asian="normal" style:font-weight-complex="normal"/>
    </style:style>
    <style:style style:name="T43" style:family="text">
      <style:text-properties fo:color="#000000" loext:opacity="100%" fo:font-size="10pt" fo:font-weight="normal" officeooo:rsid="0034a595" fo:background-color="transparent" loext:char-shading-value="0" style:font-weight-asian="normal" style:font-weight-complex="normal"/>
    </style:style>
    <style:style style:name="T44" style:family="text">
      <style:text-properties fo:color="#000000" loext:opacity="100%" officeooo:rsid="00312976"/>
    </style:style>
    <style:style style:name="T45" style:family="text">
      <style:text-properties fo:color="#00a933" loext:opacity="100%" fo:font-weight="bold" style:font-weight-asian="bold" style:font-weight-complex="bold"/>
    </style:style>
    <style:style style:name="T46" style:family="text">
      <style:text-properties fo:color="#00a933" loext:opacity="100%" fo:font-weight="bold" officeooo:rsid="00229739" style:font-weight-asian="bold" style:font-weight-complex="bold"/>
    </style:style>
    <style:style style:name="T47" style:family="text">
      <style:text-properties fo:color="#ff0000" loext:opacity="100%" fo:font-weight="bold" style:font-weight-asian="bold" style:font-weight-complex="bold"/>
    </style:style>
    <style:style style:name="T48" style:family="text">
      <style:text-properties fo:color="#ff0000" loext:opacity="100%" fo:font-weight="bold" officeooo:rsid="00229739" style:font-weight-asian="bold" style:font-weight-complex="bold"/>
    </style:style>
    <style:style style:name="T49" style:family="text">
      <style:text-properties officeooo:rsid="00248e11"/>
    </style:style>
    <style:style style:name="T50" style:family="text">
      <style:text-properties officeooo:rsid="0025aae8"/>
    </style:style>
    <style:style style:name="T51" style:family="text">
      <style:text-properties fo:font-size="10pt" fo:font-weight="normal" fo:background-color="transparent" loext:char-shading-value="0" style:font-weight-asian="normal" style:font-weight-complex="normal"/>
    </style:style>
    <style:style style:name="T52" style:family="text">
      <style:text-properties fo:font-size="10pt" fo:font-weight="normal" officeooo:rsid="0027c0b3" fo:background-color="transparent" loext:char-shading-value="0" style:font-weight-asian="normal" style:font-weight-complex="normal"/>
    </style:style>
    <style:style style:name="T53" style:family="text">
      <style:text-properties fo:font-size="10pt" fo:font-weight="normal" officeooo:rsid="00298dec" fo:background-color="transparent" loext:char-shading-value="0" style:font-weight-asian="normal" style:font-weight-complex="normal"/>
    </style:style>
    <style:style style:name="T54" style:family="text">
      <style:text-properties fo:font-size="10pt" fo:font-weight="normal" officeooo:rsid="00248e11" fo:background-color="transparent" loext:char-shading-value="0" style:font-weight-asian="normal" style:font-weight-complex="normal"/>
    </style:style>
    <style:style style:name="T55" style:family="text">
      <style:text-properties fo:font-size="10pt" fo:font-weight="normal" officeooo:rsid="002ad25b" fo:background-color="transparent" loext:char-shading-value="0" style:font-weight-asian="normal" style:font-weight-complex="normal"/>
    </style:style>
    <style:style style:name="T56" style:family="text">
      <style:text-properties fo:font-size="10pt" fo:font-weight="normal" officeooo:rsid="00362791" style:font-weight-asian="normal" style:font-weight-complex="normal"/>
    </style:style>
    <style:style style:name="T57" style:family="text">
      <style:text-properties fo:font-size="10pt" fo:font-weight="bold" fo:background-color="transparent" loext:char-shading-value="0" style:font-weight-asian="bold" style:font-weight-complex="bold"/>
    </style:style>
    <style:style style:name="T58" style:family="text">
      <style:text-properties fo:font-size="10pt" fo:font-weight="bold" officeooo:rsid="00298dec" fo:background-color="transparent" loext:char-shading-value="0" style:font-weight-asian="bold" style:font-weight-complex="bold"/>
    </style:style>
    <style:style style:name="T59" style:family="text">
      <style:text-properties fo:font-size="10pt" fo:font-weight="bold" officeooo:rsid="00248e11" fo:background-color="transparent" loext:char-shading-value="0" style:font-weight-asian="bold" style:font-weight-complex="bold"/>
    </style:style>
    <style:style style:name="T60" style:family="text">
      <style:text-properties fo:font-size="10pt" fo:font-weight="bold" officeooo:rsid="0034a595" fo:background-color="transparent" loext:char-shading-value="0" style:font-weight-asian="bold" style:font-weight-complex="bold"/>
    </style:style>
    <style:style style:name="T61" style:family="text">
      <style:text-properties fo:font-size="10pt" fo:background-color="transparent" loext:char-shading-value="0"/>
    </style:style>
    <style:style style:name="T62" style:family="text">
      <style:text-properties fo:font-size="10pt" officeooo:rsid="0034a595" fo:background-color="transparent" loext:char-shading-value="0"/>
    </style:style>
    <style:style style:name="T63" style:family="text">
      <style:text-properties officeooo:rsid="00298dec"/>
    </style:style>
    <style:style style:name="T64" style:family="text">
      <style:text-properties officeooo:rsid="002ad25b"/>
    </style:style>
    <style:style style:name="T65" style:family="text">
      <style:text-properties officeooo:rsid="002e5d56"/>
    </style:style>
    <style:style style:name="T66" style:family="text">
      <style:text-properties officeooo:rsid="00312976"/>
    </style:style>
    <style:style style:name="T67" style:family="text">
      <style:text-properties officeooo:rsid="0034a595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34a595" fo:background-color="transparent" loext:char-shading-value="0"/>
    </style:style>
    <style:style style:name="T70" style:family="text">
      <style:text-properties officeooo:rsid="0036279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/>
      <text:p text:style-name="P102">ALTIN TOPLAMA OYUNU </text:p>
      <text:p text:style-name="P102"><text:span text:style-name="T65">KABA KOD</text:span>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7"><text:a xlink:type="simple" xlink:href="#__RefHeading___Toc5309_1139151641" text:style-name="Index_20_Link" text:visited-style-name="Index_20_Link">Tüm Oyuncular Hareket Etme Kaba Kod<text:tab/>2</text:a></text:p>
          <text:p text:style-name="P7"><text:a xlink:type="simple" xlink:href="#__RefHeading___Toc5391_1139151641" text:style-name="Index_20_Link" text:visited-style-name="Index_20_Link">Tüm Oyuncular Üzerinden Geçtikleri Altını Açma Kaba Kod<text:tab/>3</text:a></text:p>
          <text:p text:style-name="P7"><text:a xlink:type="simple" xlink:href="#__RefHeading___Toc1994_1461073848" text:style-name="Index_20_Link" text:visited-style-name="Index_20_Link">A Oyuncusu Hedef Belirleme Kaba Kod<text:tab/>4</text:a></text:p>
          <text:p text:style-name="P7"><text:a xlink:type="simple" xlink:href="#__RefHeading___Toc1996_1461073848" text:style-name="Index_20_Link" text:visited-style-name="Index_20_Link">B Oyuncusu Hedef Belirleme Kaba Kod<text:tab/>5</text:a></text:p>
          <text:p text:style-name="P7"><text:a xlink:type="simple" xlink:href="#__RefHeading___Toc1998_1461073848" text:style-name="Index_20_Link" text:visited-style-name="Index_20_Link">C Oyuncusu Hedef Belirleme Kaba Kod<text:tab/>6</text:a></text:p>
          <text:p text:style-name="P7"><text:a xlink:type="simple" xlink:href="#__RefHeading___Toc2000_1461073848" text:style-name="Index_20_Link" text:visited-style-name="Index_20_Link">C Oyuncusu Gizli Altınları Açma Kaba Kod<text:tab/>8</text:a></text:p>
          <text:p text:style-name="P7"><text:a xlink:type="simple" xlink:href="#__RefHeading___Toc2002_1461073848" text:style-name="Index_20_Link" text:visited-style-name="Index_20_Link">D Oyuncusu Hedef Belirleme Kaba Kod<text:tab/>9</text:a></text:p>
        </text:index-body>
      </text:table-of-content>
      <text:p text:style-name="P4"/>
      <text:h text:style-name="P10" text:outline-level="1"/>
      <text:h text:style-name="P11" text:outline-level="1"/>
      <text:h text:style-name="P12" text:outline-level="2"><text:span text:style-name="T2"/></text:h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h text:style-name="P15" text:outline-level="2"><text:bookmark-start text:name="__RefHeading___Toc5309_1139151641"/><text:soft-page-break/>Tüm Oyuncular Hareket Etme Kaba Kod<text:bookmark-end text:name="__RefHeading___Toc5309_1139151641"/></text:h>
      <text:p text:style-name="P93">Not: Oyuncu önce yatay düzlemde ardından dikey düzlemde hareket etmektedir.</text:p>
      <text:list xml:id="list169664437" text:style-name="L11">
        <text:list-item>
          <text:p text:style-name="P76">Başla.</text:p>
        </text:list-item>
        <text:list-item>
          <text:p text:style-name="P94"><text:span text:style-name="T34">Eğer </text:span><text:span text:style-name="T41">altın</text:span><text:span text:style-name="T34"> haritasında bulunan altın sayısı büyükse 0 dan.</text:span></text:p>
          <text:list>
            <text:list-item>
              <text:p text:style-name="P76">Eğer oyuncu hedef belirlememiş ise</text:p>
              <text:list>
                <text:list-item>
                  <text:p text:style-name="P76">Oyuncunun hedef belirlemesi için <text:span text:style-name="T7">SearchForGold </text:span>metodunu çağır.</text:p>
                </text:list-item>
              </text:list>
            </text:list-item>
            <text:list-item>
              <text:p text:style-name="P76">Eğer oyuncu hedef belirlemiş ancak belirlenen hedef alınmış ise</text:p>
              <text:list>
                <text:list-item>
                  <text:p text:style-name="P76">Oyuncunun hedef bilgilerini sıfırla ve ardından <text:span text:style-name="T7">SearchForGold </text:span>metodunu çağır.</text:p>
                </text:list-item>
              </text:list>
            </text:list-item>
            <text:list-item>
              <text:p text:style-name="P76">Hedeflenen koordinatın Y ve X koordinatlarını değişkenlere ata. <text:s/><text:span text:style-name="T7">targetY</text:span>,<text:span text:style-name="T7">targetX</text:span></text:p>
            </text:list-item>
            <text:list-item>
              <text:p text:style-name="P76">Hedef ile oyuncu konumu arasındaki, Y ve X koordinatındaki uzaklık (kaç kare) olduğunu belirle ve değişkenlere bu değerleri ata. <text:span text:style-name="T7">targetYToPlayerY</text:span>,<text:span text:style-name="T7">targetXToPlayerX</text:span> <text:s/>(hesaplanan sonuç negatif bir değer ise koordinat küçülür, pozitif bir değer ise koordinat büyür)</text:p>
            </text:list-item>
            <text:list-item>
              <text:p text:style-name="P77">Oyuncunun tek bir hamlede kaç adım atacağını yeni bir değişkene ekle. <text:span text:style-name="T7">totalMoveLenght</text:span></text:p>
            </text:list-item>
            <text:list-item>
              <text:p text:style-name="P77">Oyuncunun bulunduğu son konumu değişkenlere aktar. <text:span text:style-name="T7">tempCordY</text:span>,<text:span text:style-name="T7">tempCordX</text:span></text:p>
            </text:list-item>
            <text:list-item>
              <text:p text:style-name="P77">Yatayda gitmesi gereken hareket, bir turda yapabileceği maksimum hareket sayısından küçük veya eşit ise</text:p>
              <text:list>
                <text:list-item>
                  <text:p text:style-name="P77">Oyuncunun <text:s text:c="2"/><text:span text:style-name="T7">tempCordX </text:span>koordinatını hedefin X koordinatı (<text:span text:style-name="T7">targetX</text:span>) olarak belirle.</text:p>
                </text:list-item>
                <text:list-item>
                  <text:p text:style-name="P77">Oyuncunun toplamda atacağı hareket miktarından bu hamlede yaptığı hareket miktarını çıkart.</text:p>
                </text:list-item>
              </text:list>
            </text:list-item>
            <text:list-item>
              <text:p text:style-name="P77">Yatayda gitmesi gereken hareket, bir turda yapabileceği maksimum hareket sayısından büyük ise <text:s/></text:p>
              <text:list>
                <text:list-item>
                  <text:p text:style-name="P77">Hedef altına hareket pozitif yönde ise <text:s/></text:p>
                  <text:list>
                    <text:list-item>
                      <text:p text:style-name="P95"><text:span text:style-name="T35">Oyuncunun <text:s/></text:span><text:span text:style-name="T24">tempCordX </text:span><text:span text:style-name="T42">değerine oynayabileceği tüm adım sayısını (</text:span><text:span text:style-name="T40">totalMoveLenght</text:span><text:span text:style-name="T42">) ekle</text:span><text:span text:style-name="T36"> </text:span></text:p>
                    </text:list-item>
                  </text:list>
                </text:list-item>
                <text:list-item>
                  <text:p text:style-name="P78"><text:span text:style-name="T67">Hedef altına hareket pozitif yönde ise <text:s/></text:span></text:p>
                  <text:list>
                    <text:list-item>
                      <text:p text:style-name="P96"><text:span text:style-name="T35">Oyuncunun <text:s/></text:span><text:span text:style-name="T24">tempCordX </text:span><text:span text:style-name="T42">değerine oynayabileceği tüm adım sayısını (</text:span><text:span text:style-name="T40">totalMoveLenght</text:span><text:span text:style-name="T42">) çıkart</text:span><text:span text:style-name="T36"> </text:span></text:p>
                    </text:list-item>
                  </text:list>
                </text:list-item>
              </text:list>
            </text:list-item>
            <text:list-item>
              <text:p text:style-name="P97"><text:span text:style-name="T31">Üzerinden geçtiği gizli altınları görünür yapması için </text:span><text:span text:style-name="T21">PrivateGoldShow()</text:span><text:span text:style-name="T31"> metodunu çağır.</text:span></text:p>
            </text:list-item>
            <text:list-item>
              <text:p text:style-name="P97"><text:span text:style-name="T31">Oyuncunun X koordinatını </text:span><text:span text:style-name="T21">UpdateCord()</text:span><text:span text:style-name="T31"> metodu ile güncelle</text:span></text:p>
            </text:list-item>
            <text:list-item>
              <text:p text:style-name="P98"><text:span text:style-name="T31">Yatayda yapılan hareketten sonra kalan adım var ise veya yatayda hiç hareket edilmemiş ise dikeyde hareket yap</text:span></text:p>
            </text:list-item>
            <text:list-item>
              <text:p text:style-name="P81"><text:span text:style-name="T7">totalMoveLenght </text:span><text:span text:style-name="T67">değeri 0dan büyük ise</text:span></text:p>
            </text:list-item>
            <text:list-item>
              <text:p text:style-name="P96"><text:span text:style-name="T43">Dikeyde</text:span><text:span text:style-name="T38"> gitmesi gereken hareket, bir turda yapabileceği maksimum hareket sayısından küçük veya eşit ise</text:span></text:p>
              <text:list>
                <text:list-item>
                  <text:p text:style-name="P78">Oyuncunun <text:s text:c="2"/><text:span text:style-name="T7">tempCord</text:span><text:span text:style-name="T13">Y</text:span><text:span text:style-name="T7"> </text:span>koordinatını hedefin <text:span text:style-name="T67">Y</text:span> koordinatı (<text:span text:style-name="T7">target</text:span><text:span text:style-name="T13">Y</text:span>) olarak belirle.</text:p>
                </text:list-item>
                <text:list-item>
                  <text:p text:style-name="P78"><text:span text:style-name="T68">Oyuncunun toplamda atacağı hareket miktarından bu hamlede yaptığı hareket miktarını çıkart.</text:span></text:p>
                </text:list-item>
              </text:list>
            </text:list-item>
            <text:list-item>
              <text:p text:style-name="P78">Yatayda gitmesi gereken hareket, bir turda yapabileceği maksimum hareket sayısından büyük ise <text:s/></text:p>
              <text:list>
                <text:list-item>
                  <text:p text:style-name="P78">Hedef altına hareket pozitif yönde ise <text:s/></text:p>
                  <text:list>
                    <text:list-item>
                      <text:p text:style-name="P96"><text:span text:style-name="T35">Oyuncunun <text:s/></text:span><text:span text:style-name="T24">tempCord</text:span><text:span text:style-name="T25">Y</text:span><text:span text:style-name="T24"> </text:span><text:span text:style-name="T42">değerine oynayabileceği tüm adım sayısını (</text:span><text:span text:style-name="T40">totalMoveLenght</text:span><text:span text:style-name="T42">) ekle</text:span><text:span text:style-name="T36"> </text:span></text:p>
                    </text:list-item>
                  </text:list>
                </text:list-item>
                <text:list-item>
                  <text:p text:style-name="P78"><text:span text:style-name="T67">Hedef altına hareket pozitif yönde ise <text:s/></text:span></text:p>
                  <text:list>
                    <text:list-item>
                      <text:p text:style-name="P78"><text:soft-page-break/><text:span text:style-name="T68">Oyuncunun <text:s/></text:span><text:span text:style-name="T15">tempCord</text:span><text:span text:style-name="T16">Y</text:span><text:span text:style-name="T15"> </text:span><text:span text:style-name="T62">değerine oynayabileceği tüm adım sayısını (</text:span><text:span text:style-name="T60">totalMoveLenght</text:span><text:span text:style-name="T62">) çıkart</text:span><text:span text:style-name="T69"> </text:span></text:p>
                    </text:list-item>
                  </text:list>
                </text:list-item>
              </text:list>
            </text:list-item>
            <text:list-item>
              <text:p text:style-name="P97"><text:span text:style-name="T31">Üzerinden geçtiği gizli altınları görünür yapması için </text:span><text:span text:style-name="T21">PrivateGoldShow()</text:span><text:span text:style-name="T31"> metodunu çağır.</text:span></text:p>
            </text:list-item>
            <text:list-item>
              <text:p text:style-name="P79"><text:span text:style-name="T68">Oyuncunun Y koordinatını </text:span><text:span text:style-name="T15">UpdateCord()</text:span><text:span text:style-name="T68"> metodu ile güncelle</text:span></text:p>
            </text:list-item>
            <text:list-item>
              <text:p text:style-name="P96"><text:span text:style-name="T37">Hedefe ulaşıldı mı? Oyuncunun Y ve X koordinatları hedef ile eşit </text:span><text:span text:style-name="T43">ise</text:span></text:p>
              <text:list>
                <text:list-item>
                  <text:p text:style-name="P83">Oyuncunun kazandığı altını puanını oyuncuya ekle</text:p>
                </text:list-item>
                <text:list-item>
                  <text:p text:style-name="P79"><text:span text:style-name="T68">Kazanılan altın verisine hedefdeki altının değerini ekle</text:span></text:p>
                </text:list-item>
                <text:list-item>
                  <text:p text:style-name="P79"><text:span text:style-name="T68">Altını, altın haritasından sil</text:span></text:p>
                </text:list-item>
                <text:list-item>
                  <text:p text:style-name="P79"><text:span text:style-name="T68">Oyuncunun hedefleme bilgileri -1 olarak güncellenir</text:span></text:p>
                </text:list-item>
                <text:list-item>
                  <text:p text:style-name="P79"><text:span text:style-name="T68">Oyuncunun hedefe ulaştığına ait log kaydı oluştur.</text:span></text:p>
                </text:list-item>
              </text:list>
            </text:list-item>
            <text:list-item>
              <text:p text:style-name="P79"><text:span text:style-name="T68">Hedefe ulaşılamadıysa bilgileri güncelle</text:span></text:p>
              <text:list>
                <text:list-item>
                  <text:p text:style-name="P96"><text:span text:style-name="T37">Oyuncu</text:span><text:span text:style-name="T43">nun kalan adım sayısını güncelle</text:span></text:p>
                </text:list-item>
                <text:list-item>
                  <text:p text:style-name="P79"><text:span text:style-name="T68">Oyuncunun kasasından hareket maliyetini çıkartma</text:span></text:p>
                </text:list-item>
                <text:list-item>
                  <text:p text:style-name="P79"><text:span text:style-name="T68">Oyuncunun hedefe ulaşması için kaç hamleye ihtiyacı olduğuna ait log kaydı oluştur.</text:span></text:p>
                </text:list-item>
              </text:list>
            </text:list-item>
          </text:list>
        </text:list-item>
        <text:list-item>
          <text:p text:style-name="P79"><text:span text:style-name="T68">Oyuncunun hamle sayısını 1 arttır.</text:span></text:p>
        </text:list-item>
        <text:list-item>
          <text:p text:style-name="P79"><text:span text:style-name="T68">Bitir.</text:span></text:p>
        </text:list-item>
      </text:list>
      <text:p text:style-name="P80"><text:span text:style-name="T68"/></text:p>
      <text:h text:style-name="P16" text:outline-level="2"><text:bookmark-start text:name="__RefHeading___Toc5391_1139151641"/>Tüm Oyuncular <text:span text:style-name="T70">Üzerinden Geçtikleri Altını Açma Kaba Kod</text:span><text:bookmark-end text:name="__RefHeading___Toc5391_1139151641"/></text:h>
      <text:p text:style-name="P99">Yapınlan hareketin sonucunda gidilen yol üzerinde gizli altın bulunuyor ise onu görünür hale geririr.</text:p>
      <text:p text:style-name="P99"><text:span text:style-name="T7">cord</text:span>: Hangi düzlemde hareket yapılacak</text:p>
      <text:p text:style-name="P99"><text:span text:style-name="T7">move</text:span>: Kaç kare hareket edilecek</text:p>
      <text:list xml:id="list1785812803" text:style-name="L12">
        <text:list-item>
          <text:p text:style-name="P101">Başla.</text:p>
        </text:list-item>
        <text:list-item>
          <text:p text:style-name="P101">Metoda gelen cord parametresi “X” değerine eşit ise </text:p>
          <text:list>
            <text:list-item>
              <text:p text:style-name="P101">hareket yönü negatif ise</text:p>
              <text:list>
                <text:list-item>
                  <text:p text:style-name="P101">Oyuncunun konumundan itibaren <text:span text:style-name="T7">move </text:span><text:span text:style-name="T1">değeri kadar gizli altın haritasında geriye doğru git.</text:span></text:p>
                </text:list-item>
                <text:list-item>
                  <text:p text:style-name="P101"><text:span text:style-name="T1">Eğer gizli altın varsa </text:span></text:p>
                  <text:list>
                    <text:list-item>
                      <text:p text:style-name="P101"><text:span text:style-name="T1">Gizli altın haritasından kaldır.</text:span></text:p>
                    </text:list-item>
                    <text:list-item>
                      <text:p text:style-name="P101"><text:span text:style-name="T1">Normal altın haritasına ekle.</text:span></text:p>
                    </text:list-item>
                  </text:list>
                </text:list-item>
              </text:list>
            </text:list-item>
            <text:list-item>
              <text:p text:style-name="P100"><text:span text:style-name="T6">hareket yönü </text:span><text:span text:style-name="T56">pozitif</text:span><text:span text:style-name="T6"> ise</text:span></text:p>
              <text:list>
                <text:list-item>
                  <text:p text:style-name="P100"><text:span text:style-name="T70">Oyuncunun konumundan itibaren </text:span><text:span text:style-name="T14">move </text:span><text:span text:style-name="T6">değeri kadar gizli altın haritasında </text:span><text:span text:style-name="T56">ileriye</text:span><text:span text:style-name="T6"> doğru git.</text:span></text:p>
                </text:list-item>
                <text:list-item>
                  <text:p text:style-name="P101"><text:span text:style-name="T1">Eğer gizli altın varsa </text:span></text:p>
                  <text:list>
                    <text:list-item>
                      <text:p text:style-name="P101"><text:span text:style-name="T1">Gizli altın haritasından kaldır.</text:span></text:p>
                    </text:list-item>
                    <text:list-item>
                      <text:p text:style-name="P101"><text:span text:style-name="T1">Normal altın haritasına ekle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soft-page-break/>Metoda gelen cord parametresi “Y” değerine eşit ise </text:p>
          <text:list>
            <text:list-item>
              <text:p text:style-name="P101">hareket yönü negatif ise</text:p>
              <text:list>
                <text:list-item>
                  <text:p text:style-name="P101">Oyuncunun konumundan itibaren <text:span text:style-name="T7">move </text:span><text:span text:style-name="T1">değeri kadar gizli altın haritasında geriye doğru git.</text:span></text:p>
                </text:list-item>
                <text:list-item>
                  <text:p text:style-name="P101"><text:span text:style-name="T1">Eğer gizli altın varsa </text:span></text:p>
                  <text:list>
                    <text:list-item>
                      <text:p text:style-name="P101"><text:span text:style-name="T1">Gizli altın haritasından kaldır.</text:span></text:p>
                    </text:list-item>
                    <text:list-item>
                      <text:p text:style-name="P101"><text:span text:style-name="T1">Normal altın haritasına ekle.</text:span></text:p>
                    </text:list-item>
                  </text:list>
                </text:list-item>
              </text:list>
            </text:list-item>
            <text:list-item>
              <text:p text:style-name="P100"><text:span text:style-name="T6">hareket yönü </text:span><text:span text:style-name="T56">pozitif</text:span><text:span text:style-name="T6"> ise</text:span></text:p>
              <text:list>
                <text:list-item>
                  <text:p text:style-name="P100"><text:span text:style-name="T70">Oyuncunun konumundan itibaren </text:span><text:span text:style-name="T14">move </text:span><text:span text:style-name="T6">değeri kadar gizli altın haritasında </text:span><text:span text:style-name="T56">ileriye</text:span><text:span text:style-name="T6"> doğru git.</text:span></text:p>
                </text:list-item>
                <text:list-item>
                  <text:p text:style-name="P101"><text:span text:style-name="T1">Eğer gizli altın varsa </text:span></text:p>
                  <text:list>
                    <text:list-item>
                      <text:p text:style-name="P101"><text:span text:style-name="T1">Gizli altın haritasından kaldır.</text:span></text:p>
                    </text:list-item>
                    <text:list-item>
                      <text:p text:style-name="P101"><text:span text:style-name="T1">Normal altın haritasına ekle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span text:style-name="T1">Bitir.</text:span></text:p>
        </text:list-item>
      </text:list>
      <text:h text:style-name="P13" text:outline-level="2"><text:bookmark-start text:name="__RefHeading___Toc1994_1461073848"/>A Oyuncusu Hedef Belirleme Kaba <text:span text:style-name="T66">K</text:span>od<text:bookmark-end text:name="__RefHeading___Toc1994_1461073848"/></text:h>
      <text:p text:style-name="P3"/>
      <text:list xml:id="list3165375745" text:style-name="L6">
        <text:list-item>
          <text:p text:style-name="P52">Başla</text:p>
        </text:list-item>
        <text:list-item>
          <text:p text:style-name="P55">Hedeflenen en yakın altın koordinatını en büyük integer değere eşitle.</text:p>
        </text:list-item>
        <text:list-item>
          <text:p text:style-name="P55">Hedeflenen en yakın altının uzaklığını en büyük integer değere eşitle.</text:p>
        </text:list-item>
        <text:list-item>
          <text:p text:style-name="P55"><text:s/>Hedeflenen en yakın altının değerini en küçük integer değere eşitle.</text:p>
        </text:list-item>
        <text:list-item>
          <text:p text:style-name="P55">Parametre olarak gelen Map sınıfından altın matrisini al. (<text:span text:style-name="T7">GetGoldMap()</text:span>)</text:p>
        </text:list-item>
        <text:list-item>
          <text:p text:style-name="P17">Altın matrisinin y koordinatının da dön (for)</text:p>
          <text:list>
            <text:list-item>
              <text:p text:style-name="P17">Altın matrisinin x koordinatının da dön (for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">Altın matrisinde ki, for döngüsünden oluşan y ve x koordinatın daki altın miktarı 0a eşit deği<text:span text:style-name="T18">l</text:span>s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Altının konumunun A’ya olan uzaklığını hesapla.</text:p>
                      <text:list>
                        <text:list-item>
                          <text:p text:style-name="P17">A’ya en yakın olan altın değerini hafızada tu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Hedefe kaç adımda ulaşabileceğini hesapla</text:p>
        </text:list-item>
        <text:list-item>
          <text:p text:style-name="P55"><text:span text:style-name="T1">Hedefe ulaşacağı adımı tutan değişkene </text:span><text:span text:style-name="T7">SetRemainingSteps()</text:span><text:span text:style-name="T1"> ile atama yap</text:span></text:p>
        </text:list-item>
        <text:list-item>
          <text:p text:style-name="P55"><text:span text:style-name="T1">Hedefin koordinat bilgilerini tutan değişkene </text:span><text:span text:style-name="T7">SetTargetedGoldCord() </text:span><text:span text:style-name="T1">ile atama yap</text:span></text:p>
        </text:list-item>
        <text:list-item>
          <text:p text:style-name="P55"><text:span text:style-name="T1">Hedefin altın miktarını tutan değişkene </text:span><text:span text:style-name="T7">SetTargetedGoldValue() </text:span><text:span text:style-name="T1">ile atama yap</text:span></text:p>
        </text:list-item>
        <text:list-item>
          <text:p text:style-name="P55"><text:span text:style-name="T1">Hedefe ulaştığında elde edeceği altın miktarını tutan değişkene </text:span><text:span text:style-name="T7">SetGoldEarnedOnReachTarget() </text:span><text:span text:style-name="T1">ile atama yap</text:span></text:p>
        </text:list-item>
        <text:list-item>
          <text:p text:style-name="P55"><text:span text:style-name="T1">Oyuncunun kasasından hedef belirleme maliyetini düş. </text:span><text:span text:style-name="T7">UpdatePlayerGoldValue()</text:span></text:p>
        </text:list-item>
        <text:list-item>
          <text:p text:style-name="P24"><text:soft-page-break/>Oyuncunun oyun boyunca harcadığı toplam altın miktarına arama maliyetini <text:span text:style-name="T7">SetTotalAmountOfGoldSpent(this.GetSearchCost()) </text:span>ekle.</text:p>
        </text:list-item>
        <text:list-item>
          <text:p text:style-name="P28">Oyuncunun hareket geçmişine gerekli metinleri <text:span text:style-name="T7">SetLog() </text:span><text:s/>ile ekle.</text:p>
        </text:list-item>
        <text:list-item>
          <text:p text:style-name="P28">Oyuncunun hedeflediği konumu Map sınıfından metoda gelen map parametresine <text:span text:style-name="T7">map.SetPlayerTarget() </text:span>ile aktar.</text:p>
        </text:list-item>
        <text:list-item>
          <text:p text:style-name="P33">Oyuncunun hedeflediği konuma kalan adım sayısını Map sınıfından metoda gelen map parametresi <text:s/><text:span text:style-name="T7">map.SetPlayerRemainingSteps() </text:span>ile aktar</text:p>
        </text:list-item>
        <text:list-item>
          <text:p text:style-name="P33">Bitir.</text:p>
        </text:list-item>
      </text:list>
      <text:h text:style-name="P14" text:outline-level="2"><text:bookmark-start text:name="__RefHeading___Toc1996_1461073848"/><text:span text:style-name="T17">B</text:span> Oyuncusu Hedef Belirleme Kaba <text:span text:style-name="T66">K</text:span>od<text:bookmark-end text:name="__RefHeading___Toc1996_1461073848"/></text:h>
      <text:p text:style-name="P1"/>
      <text:list xml:id="list2196183012" text:style-name="L7">
        <text:list-item>
          <text:p text:style-name="P53">Başla</text:p>
        </text:list-item>
        <text:list-item>
          <text:p text:style-name="P56">Hedeflenen en yakın altın koordinatını en büyük integer değere eşitle. <text:span text:style-name="T19">(</text:span><text:span text:style-name="T9">nearestGoldY,nearestGoldX</text:span><text:span text:style-name="T19">). </text:span><text:span text:style-name="T9">Başlangıç değerleri </text:span><text:span text:style-name="T48">2147483647</text:span></text:p>
        </text:list-item>
        <text:list-item>
          <text:p text:style-name="P57">Hedeflenen <text:span text:style-name="T19">altından elde edilen kar. (</text:span><text:span text:style-name="T9">nearestGoldProfit</text:span><text:span text:style-name="T19">). </text:span><text:span text:style-name="T9">Başlangıç değerleri </text:span><text:span text:style-name="T46">-2147483647</text:span></text:p>
        </text:list-item>
        <text:list-item>
          <text:p text:style-name="P65">Hedeflenen altına ulaşmak için gereken tur sayısı (<text:span text:style-name="T7">remainingSteps</text:span>). <text:span text:style-name="T7">Başlangıç değerleri </text:span><text:span text:style-name="T45">-2147483647</text:span></text:p>
        </text:list-item>
        <text:list-item>
          <text:p text:style-name="P65">Hedeflenen altının değeri (<text:span text:style-name="T7">nearestGoldValue</text:span>).<text:span text:style-name="T7">Başlangıç değerleri </text:span><text:span text:style-name="T45">-2147483647</text:span></text:p>
        </text:list-item>
        <text:list-item>
          <text:p text:style-name="P65">Hedeflenen altına giden yolun uzunluğu (<text:span text:style-name="T7">nearestGoldPathLength</text:span>) <text:span text:style-name="T7">Başlangıç değerleri </text:span><text:span text:style-name="T47">2147483647</text:span></text:p>
        </text:list-item>
        <text:list-item>
          <text:p text:style-name="P56">Parametre olarak gelen Map sınıfından altın matrisini al. (<text:span text:style-name="T7">GetGoldMap()</text:span>) <text:span text:style-name="T49">oluşturulan matrisin adı </text:span><text:span text:style-name="T10">goldArray</text:span></text:p>
        </text:list-item>
        <text:list-item>
          <text:p text:style-name="P18">Altın matrisinin y koordinatının da dön (for)</text:p>
          <text:list>
            <text:list-item>
              <text:p text:style-name="P18">Altın matrisinin x koordinatının da dön (for)</text:p>
              <text:list>
                <text:list-item>
                  <text:p text:style-name="P19">Altın matrisinde ki, for döngüsünden oluşan y ve x koordinatındaki altın miktarı 0a eşit deği<text:span text:style-name="T18">lse</text:span></text:p>
                  <text:list>
                    <text:list-item>
                      <text:p text:style-name="P37">Geçici olarak hedefin kaç kare uzaklıkta olduğunu tutan bir değişken oluştur (<text:span text:style-name="T7">tempPathLength</text:span>) ve uzaklık değerini bu değişkene aktar</text:p>
                    </text:list-item>
                    <text:list-item>
                      <text:p text:style-name="P63"><text:span text:style-name="T3">Geçici olarak hedefin kaç adım uzaklıkta olduğunu tutan bir değişken oluştur (</text:span><text:span text:style-name="T8">tempRemainingSteps</text:span><text:span text:style-name="T3">) ve uzaklık değerini hesapla ve değişkene aktar.</text:span></text:p>
                    </text:list-item>
                    <text:list-item>
                      <text:p text:style-name="P65"><text:span text:style-name="T3">G</text:span><text:span text:style-name="T1">eçici olarak hedefe ulaştığında kazanacağı toplam altın miktarını hesapla ve (</text:span><text:span text:style-name="T7">tempProfit</text:span><text:span text:style-name="T1">) değişkene aktar.</text:span></text:p>
                    </text:list-item>
                    <text:list-item>
                      <text:p text:style-name="P64"><text:span text:style-name="T4">Geçici olarak tutulan <text:s/></text:span><text:span text:style-name="T9">tempProfit </text:span><text:span text:style-name="T4">değeri hedeflenen altın değerinden (</text:span><text:span text:style-name="T9">nearestGoldProfit</text:span><text:span text:style-name="T4">) <text:s/>büyükse veya eşitse</text:span></text:p>
                      <text:list>
                        <text:list-item>
                          <text:p text:style-name="P38"><text:span text:style-name="T7">tempPathLength </text:span><text:span text:style-name="T19">değeri hedeflenen altın uzak değerinden küçükse (</text:span><text:span text:style-name="T9">nearestGoldPathLength</text:span><text:span text:style-name="T19">) </text:span><text:span text:style-name="T9">VE </text:span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eşitse</text:span></text:p>
                          <text:list>
                            <text:list-item>
                              <text:p text:style-name="P43">Aşağıda belirtilen değişkenleri güncelle.</text:p>
                            </text:list-item>
                            <text:list-item>
                              <text:p text:style-name="P38">nearestGoldPathLength = tempPathLength;</text:p>
                            </text:list-item>
                            <text:list-item>
                              <text:p text:style-name="P38">remainingSteps = tempRemainingSteps;</text:p>
                            </text:list-item>
                            <text:list-item>
                              <text:p text:style-name="P38">nearestGoldProfit = tempProfit;</text:p>
                            </text:list-item>
                            <text:list-item>
                              <text:p text:style-name="P38"><text:soft-page-break/>nearestGoldY = goldY;</text:p>
                            </text:list-item>
                            <text:list-item>
                              <text:p text:style-name="P38">nearestGoldX = goldX;</text:p>
                            </text:list-item>
                            <text:list-item>
                              <text:p text:style-name="P38">nearestGoldValue = goldArray[goldY, goldX];</text:p>
                            </text:list-item>
                          </text:list>
                        </text:list-item>
                        <text:list-item>
                          <text:p text:style-name="P39"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büyükse</text:span></text:p>
                          <text:list>
                            <text:list-item>
                              <text:p text:style-name="P43">Aşağıda belirtilen değişkenleri güncelle.</text:p>
                            </text:list-item>
                            <text:list-item>
                              <text:p text:style-name="P39">nearestGoldPathLength = tempPathLength;</text:p>
                            </text:list-item>
                            <text:list-item>
                              <text:p text:style-name="P39">remainingSteps = tempRemainingSteps;</text:p>
                            </text:list-item>
                            <text:list-item>
                              <text:p text:style-name="P39">nearestGoldProfit = tempProfit;</text:p>
                            </text:list-item>
                            <text:list-item>
                              <text:p text:style-name="P39">nearestGoldY = goldY;</text:p>
                            </text:list-item>
                            <text:list-item>
                              <text:p text:style-name="P39">nearestGoldX = goldX;</text:p>
                            </text:list-item>
                            <text:list-item>
                              <text:p text:style-name="P39">nearest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1">Hedefe ulaşacağı adımı tutan değişkene </text:span><text:span text:style-name="T7">SetRemainingSteps()</text:span><text:span text:style-name="T1"> ile atama yap</text:span></text:p>
        </text:list-item>
        <text:list-item>
          <text:p text:style-name="P58"><text:span text:style-name="T1">Hedefin koordinat bilgilerini tutan değişkene </text:span><text:span text:style-name="T7">SetTargetedGoldCord() </text:span><text:span text:style-name="T1">ile atama yap</text:span></text:p>
        </text:list-item>
        <text:list-item>
          <text:p text:style-name="P58"><text:span text:style-name="T1">Hedefin altın miktarını tutan değişkene </text:span><text:span text:style-name="T7">SetTargetedGoldValue() </text:span><text:span text:style-name="T1">ile atama yap</text:span></text:p>
        </text:list-item>
        <text:list-item>
          <text:p text:style-name="P58"><text:span text:style-name="T1">Hedefe ulaştığında elde edeceği altın miktarını tutan değişkene </text:span><text:span text:style-name="T7">SetGoldEarnedOnReachTarget() </text:span><text:span text:style-name="T1">ile atama yap</text:span></text:p>
        </text:list-item>
        <text:list-item>
          <text:p text:style-name="P58"><text:span text:style-name="T1">Oyuncunun kasasından hedef belirleme maliyetini düş. </text:span><text:span text:style-name="T7">UpdatePlayerGoldValue()</text:span></text:p>
        </text:list-item>
        <text:list-item>
          <text:p text:style-name="P25">Oyuncunun oyun boyunca harcadığı toplam altın miktarına arama maliyetini <text:span text:style-name="T7">SetTotalAmountOfGoldSpent(this.GetSearchCost()) </text:span>ekle.</text:p>
        </text:list-item>
        <text:list-item>
          <text:p text:style-name="P29">Oyuncunun hareket geçmişine gerekli metinleri <text:span text:style-name="T7">SetLog() </text:span><text:s/>ile ekle.</text:p>
        </text:list-item>
        <text:list-item>
          <text:p text:style-name="P29">Oyuncunun hedeflediği konumu Map sınıfından metoda gelen map parametresine <text:span text:style-name="T7">map.SetPlayerTarget() </text:span>ile aktar.</text:p>
        </text:list-item>
        <text:list-item>
          <text:p text:style-name="P34">Oyuncunun hedeflediği konuma kalan adım sayısını Map sınıfından metoda gelen map parametresi <text:s/><text:span text:style-name="T7">map.SetPlayerRemainingSteps() </text:span>ile aktar</text:p>
        </text:list-item>
        <text:list-item>
          <text:p text:style-name="P34">Bitir.</text:p>
        </text:list-item>
      </text:list>
      <text:p text:style-name="P2"/>
      <text:h text:style-name="P14" text:outline-level="2"><text:bookmark-start text:name="__RefHeading___Toc1998_1461073848"/><text:span text:style-name="T49">C</text:span> Oyuncusu Hedef Belirleme Kaba <text:span text:style-name="T66">K</text:span>od<text:bookmark-end text:name="__RefHeading___Toc1998_1461073848"/></text:h>
      <text:list xml:id="list2550088362" text:style-name="L8">
        <text:list-item>
          <text:p text:style-name="P44">Başla.</text:p>
        </text:list-item>
        <text:list-item>
          <text:p text:style-name="P44">C oyuncusunun kendine yakın gizli altınları açma özelliğini aktif etmek için <text:span text:style-name="T7">PrivateGoldShow(map) </text:span>metodunu çağır.</text:p>
        </text:list-item>
        <text:list-item>
          <text:p text:style-name="P59">Hedeflenen en yakın altın koordinatını en büyük integer değere eşitle. <text:span text:style-name="T19">(</text:span><text:span text:style-name="T9">nearestGoldY,nearestGoldX</text:span><text:span text:style-name="T19">). </text:span><text:span text:style-name="T9">Başlangıç değerleri </text:span><text:span text:style-name="T48">2147483647</text:span></text:p>
        </text:list-item>
        <text:list-item>
          <text:p text:style-name="P59">Hedeflenen <text:span text:style-name="T19">altından elde edilen kar. (</text:span><text:span text:style-name="T9">nearestGoldProfit</text:span><text:span text:style-name="T19">). </text:span><text:span text:style-name="T9">Başlangıç değerleri </text:span><text:span text:style-name="T46">-2147483647</text:span></text:p>
        </text:list-item>
        <text:list-item>
          <text:p text:style-name="P66">Hedeflenen altına ulaşmak için gereken tur sayısı (<text:span text:style-name="T7">remainingSteps</text:span>). <text:span text:style-name="T7">Başlangıç değerleri </text:span><text:span text:style-name="T45">-2147483647</text:span></text:p>
        </text:list-item>
        <text:list-item>
          <text:p text:style-name="P66"><text:soft-page-break/>Hedeflenen altının değeri (<text:span text:style-name="T7">nearestGoldValue</text:span>).<text:span text:style-name="T7">Başlangıç değerleri </text:span><text:span text:style-name="T45">-2147483647</text:span></text:p>
        </text:list-item>
        <text:list-item>
          <text:p text:style-name="P66">Hedeflenen altına giden yolun uzunluğu (<text:span text:style-name="T7">nearestGoldPathLength</text:span>) <text:span text:style-name="T7">Başlangıç değerleri </text:span><text:span text:style-name="T47">2147483647</text:span></text:p>
        </text:list-item>
        <text:list-item>
          <text:p text:style-name="P59">Parametre olarak gelen Map sınıfından altın matrisini al. (<text:span text:style-name="T7">GetGoldMap()</text:span>) <text:span text:style-name="T49">oluşturulan matrisin adı </text:span><text:span text:style-name="T10">goldArray</text:span></text:p>
        </text:list-item>
        <text:list-item>
          <text:p text:style-name="P20">Altın matrisinin y koordinatının da dön (for)</text:p>
          <text:list>
            <text:list-item>
              <text:p text:style-name="P20">Altın matrisinin x koordinatının da dön (for)</text:p>
              <text:list>
                <text:list-item>
                  <text:p text:style-name="P20">Altın matrisinde ki, for döngüsünden oluşan y ve x koordinatlı altın miktarı 0a eşit deği<text:span text:style-name="T18">lse</text:span></text:p>
                  <text:list>
                    <text:list-item>
                      <text:p text:style-name="P40">Geçici olarak hedefin kaç kare uzaklıkta olduğunu tutan bir değişken oluştur (<text:span text:style-name="T7">tempPathLength</text:span>) ve uzaklık değerini bu değişkene aktar</text:p>
                    </text:list-item>
                    <text:list-item>
                      <text:p text:style-name="P70"><text:span text:style-name="T3">Geçici olarak hedefin kaç adım uzaklıkta olduğunu tutan bir değişken oluştur (</text:span><text:span text:style-name="T8">tempRemainingSteps</text:span><text:span text:style-name="T3">) ve uzaklık değerini hesapla ve değişkene aktar.</text:span></text:p>
                    </text:list-item>
                    <text:list-item>
                      <text:p text:style-name="P66"><text:span text:style-name="T3">G</text:span><text:span text:style-name="T1">eçici olarak hedefe ulaştığında kazanacağı toplam altın miktarını hesapla ve (</text:span><text:span text:style-name="T7">tempProfit</text:span><text:span text:style-name="T1">) değişkene aktar.</text:span></text:p>
                    </text:list-item>
                    <text:list-item>
                      <text:p text:style-name="P70"><text:span text:style-name="T4">Geçici olarak tutulan <text:s/></text:span><text:span text:style-name="T9">tempProfit </text:span><text:span text:style-name="T4">değeri hedeflenen altın değerinden (</text:span><text:span text:style-name="T9">nearestGoldProfit</text:span><text:span text:style-name="T4">) <text:s/>büyükse veya eşitse</text:span></text:p>
                      <text:list>
                        <text:list-item>
                          <text:p text:style-name="P40"><text:span text:style-name="T7">tempPathLength </text:span><text:span text:style-name="T19">değeri hedeflenen altın uzak değerinden küçükse (</text:span><text:span text:style-name="T9">nearestGoldPathLength</text:span><text:span text:style-name="T19">) </text:span><text:span text:style-name="T9">VE </text:span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eşitse</text:span></text:p>
                          <text:list>
                            <text:list-item>
                              <text:p text:style-name="P44">Aşağıda belirtilen değişkenleri güncelle.</text:p>
                            </text:list-item>
                            <text:list-item>
                              <text:p text:style-name="P40">nearestGoldPathLength = tempPathLength;</text:p>
                            </text:list-item>
                            <text:list-item>
                              <text:p text:style-name="P40">remainingSteps = tempRemainingSteps;</text:p>
                            </text:list-item>
                            <text:list-item>
                              <text:p text:style-name="P40">nearestGoldProfit = tempProfit;</text:p>
                            </text:list-item>
                            <text:list-item>
                              <text:p text:style-name="P40">nearestGoldY = goldY;</text:p>
                            </text:list-item>
                            <text:list-item>
                              <text:p text:style-name="P40">nearestGoldX = goldX;</text:p>
                            </text:list-item>
                            <text:list-item>
                              <text:p text:style-name="P40">nearestGoldValue = goldArray[goldY, goldX];</text:p>
                            </text:list-item>
                          </text:list>
                        </text:list-item>
                        <text:list-item>
                          <text:p text:style-name="P40"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büyükse</text:span></text:p>
                          <text:list>
                            <text:list-item>
                              <text:p text:style-name="P44">Aşağıda belirtilen değişkenleri güncelle.</text:p>
                            </text:list-item>
                            <text:list-item>
                              <text:p text:style-name="P40">nearestGoldPathLength = tempPathLength;</text:p>
                            </text:list-item>
                            <text:list-item>
                              <text:p text:style-name="P40">remainingSteps = tempRemainingSteps;</text:p>
                            </text:list-item>
                            <text:list-item>
                              <text:p text:style-name="P40">nearestGoldProfit = tempProfit;</text:p>
                            </text:list-item>
                            <text:list-item>
                              <text:p text:style-name="P40">nearestGoldY = goldY;</text:p>
                            </text:list-item>
                            <text:list-item>
                              <text:p text:style-name="P40">nearestGoldX = goldX;</text:p>
                            </text:list-item>
                            <text:list-item>
                              <text:p text:style-name="P40">nearest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1">Hedefe ulaşacağı adımı tutan değişkene </text:span><text:span text:style-name="T7">SetRemainingSteps()</text:span><text:span text:style-name="T1"> ile atama yap</text:span></text:p>
        </text:list-item>
        <text:list-item>
          <text:p text:style-name="P59"><text:span text:style-name="T1">Hedefin koordinat bilgilerini tutan değişkene </text:span><text:span text:style-name="T7">SetTargetedGoldCord() </text:span><text:span text:style-name="T1">ile atama yap</text:span></text:p>
        </text:list-item>
        <text:list-item>
          <text:p text:style-name="P59"><text:span text:style-name="T1">Hedefin altın miktarını tutan değişkene </text:span><text:span text:style-name="T7">SetTargetedGoldValue() </text:span><text:span text:style-name="T1">ile atama yap</text:span></text:p>
        </text:list-item>
        <text:list-item>
          <text:p text:style-name="P59"><text:soft-page-break/><text:span text:style-name="T1">Hedefe ulaştığında elde edeceği altın miktarını tutan değişkene </text:span><text:span text:style-name="T7">SetGoldEarnedOnReachTarget() </text:span><text:span text:style-name="T1">ile atama yap</text:span></text:p>
        </text:list-item>
        <text:list-item>
          <text:p text:style-name="P59"><text:span text:style-name="T1">Oyuncunun kasasından hedef belirleme maliyetini düş. </text:span><text:span text:style-name="T7">UpdatePlayerGoldValue()</text:span></text:p>
        </text:list-item>
        <text:list-item>
          <text:p text:style-name="P26">Oyuncunun oyun boyunca harcadığı toplam altın miktarına arama maliyetini <text:span text:style-name="T7">SetTotalAmountOfGoldSpent(this.GetSearchCost()) </text:span>ekle.</text:p>
        </text:list-item>
        <text:list-item>
          <text:p text:style-name="P30">Oyuncunun hareket geçmişine gerekli metinleri <text:span text:style-name="T7">SetLog() </text:span><text:s/>ile ekle.</text:p>
        </text:list-item>
        <text:list-item>
          <text:p text:style-name="P30">Oyuncunun hedeflediği konumu Map sınıfından metoda gelen map parametresine <text:span text:style-name="T7">map.SetPlayerTarget() </text:span>ile aktar.</text:p>
        </text:list-item>
        <text:list-item>
          <text:p text:style-name="P35">Oyuncunun hedeflediği konuma kalan adım sayısını Map sınıfından metoda gelen map parametresi <text:s/><text:span text:style-name="T7">map.SetPlayerRemainingSteps() </text:span>ile aktar</text:p>
        </text:list-item>
        <text:list-item>
          <text:p text:style-name="P35">Bitir.</text:p>
        </text:list-item>
      </text:list>
      <text:h text:style-name="P14" text:outline-level="2"><text:bookmark-start text:name="__RefHeading___Toc2000_1461073848"/><text:span text:style-name="T49">C</text:span> Oyuncusu <text:span text:style-name="T49">Gizli Altınları Açma</text:span> Kaba <text:span text:style-name="T66">K</text:span>od<text:bookmark-end text:name="__RefHeading___Toc2000_1461073848"/></text:h>
      <text:list xml:id="list1375177592" text:style-name="L9">
        <text:list-item>
          <text:p text:style-name="P45">Başla.</text:p>
        </text:list-item>
        <text:list-item>
          <text:p text:style-name="P45">Metot başladığından itibaren kaç adet gizli altın açtığını belirlemek için <text:span text:style-name="T7">control </text:span>adında bir değişken oluştur. Değişkenin başlangıç değerini 0 olarak belirle.</text:p>
        </text:list-item>
        <text:list-item>
          <text:p text:style-name="P45">control değişkeni C oyuncunun bir turda açabileceği maksimum gizli altın değerinden büyük oluncaya dek.</text:p>
          <text:list>
            <text:list-item>
              <text:p text:style-name="P21">Hedeflenen en yakın <text:s/><text:span text:style-name="T50">gizli </text:span>altın koordinatını en büyük integer değere eşitle. <text:span text:style-name="T19">(</text:span><text:span text:style-name="T9">nearestPrivateGold</text:span><text:span text:style-name="T11">Y</text:span><text:span text:style-name="T9">,nearestPrivateGold</text:span><text:span text:style-name="T11">X</text:span><text:span text:style-name="T19">). </text:span><text:span text:style-name="T9">Başlangıç değerleri </text:span><text:span text:style-name="T48">2147483647</text:span></text:p>
            </text:list-item>
            <text:list-item>
              <text:p text:style-name="P72">Hedeflenen <text:span text:style-name="T50">gizli</text:span> altına giden yolun uzunluğu (<text:span text:style-name="T7">nearestPrivateGoldPathLength</text:span>) <text:span text:style-name="T7">Başlangıç değerleri </text:span><text:span text:style-name="T47">2147483647</text:span></text:p>
            </text:list-item>
            <text:list-item>
              <text:p text:style-name="P74">Hedeflenen gizli altının değeri (<text:span text:style-name="T7">nearestPrivateGoldValue</text:span>) değer olarak <text:span text:style-name="T7">-1 </text:span>değerini ata</text:p>
            </text:list-item>
            <text:list-item>
              <text:p text:style-name="P74">Gizli altın haritasında bulunan gizli altın miktarı 0dan büyükse</text:p>
              <text:list>
                <text:list-item>
                  <text:p text:style-name="P21"><text:span text:style-name="T20">Parametre olarak gelen Map sınıfından </text:span><text:span text:style-name="T26">gizli </text:span><text:span text:style-name="T20">altın matrisini al. (</text:span><text:span text:style-name="T21">GetPrivateGoldMap()</text:span><text:span text:style-name="T20">) </text:span><text:span text:style-name="T27">oluşturulan matrisin adı </text:span><text:span text:style-name="T22">goldArray</text:span></text:p>
                </text:list-item>
                <text:list-item>
                  <text:p text:style-name="P22"><text:span text:style-name="T26">Gizli a</text:span><text:span text:style-name="T27">ltın matrisinin y koordinatında dön (for)</text:span></text:p>
                  <text:list>
                    <text:list-item>
                      <text:p text:style-name="P22"><text:span text:style-name="T26">Gizli a</text:span><text:span text:style-name="T27">ltın matrisinin </text:span><text:span text:style-name="T28">x</text:span><text:span text:style-name="T27"> koordinatında dön (for)</text:span></text:p>
                      <text:list>
                        <text:list-item>
                          <text:p text:style-name="P22"><text:span text:style-name="T28">Gizli a</text:span><text:span text:style-name="T27">ltın matrisinde ki, for döngüsünden oluşan y ve x koordinatlı </text:span><text:span text:style-name="T28">gizli </text:span><text:span text:style-name="T27">altın miktarı 0a eşit deği</text:span><text:span text:style-name="T29">lse<text:tab/></text:span></text:p>
                        </text:list-item>
                        <text:list-item>
                          <text:p text:style-name="P41"><text:span text:style-name="T20">Geçici olarak hedefin kaç kare uzaklıkta olduğunu tutan bir değişken oluştur (</text:span><text:span text:style-name="T21">tempPathLength</text:span><text:span text:style-name="T20">) ve uzaklık değerini bu değişkene aktar</text:span></text:p>
                        </text:list-item>
                        <text:list-item>
                          <text:p text:style-name="P41"><text:span text:style-name="T21">tempPathLength </text:span><text:span text:style-name="T30">değeri hedeflenen </text:span><text:span text:style-name="T28">gizli </text:span><text:span text:style-name="T30">altın</text:span><text:span text:style-name="T28">ın</text:span><text:span text:style-name="T30"> uzak</text:span><text:span text:style-name="T28">lık</text:span><text:span text:style-name="T30"> değerinden küçükse (</text:span><text:span text:style-name="T23">nearestPrivateGoldPathLength</text:span><text:span text:style-name="T30">)</text:span></text:p>
                          <text:list>
                            <text:list-item>
                              <text:p text:style-name="P46">Aşağıda belirtilen değişkenleri güncelle.</text:p>
                            </text:list-item>
                            <text:list-item>
                              <text:p text:style-name="P41">nearestPrivateGoldPathLength = tempPathLength;</text:p>
                            </text:list-item>
                            <text:list-item>
                              <text:p text:style-name="P41">nearestPrivateGoldY = goldY;</text:p>
                            </text:list-item>
                            <text:list-item>
                              <text:p text:style-name="P73">nearestPrivateGoldX = goldX;</text:p>
                            </text:list-item>
                            <text:list-item>
                              <text:p text:style-name="P73"><text:soft-page-break/>nearestPrivate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pan text:style-name="T32">Gizli altın haritasında bulunan gizli altın miktarı 0dan </text:span><text:span text:style-name="T33">eşitse</text:span></text:p>
              <text:list>
                <text:list-item>
                  <text:p text:style-name="P75">Döngüden çık.</text:p>
                </text:list-item>
              </text:list>
            </text:list-item>
            <text:list-item>
              <text:p text:style-name="P84"><text:span text:style-name="T31">Parametre olarak gelen Map nesnesinin metotlarından </text:span><text:span text:style-name="T21">UpdateGoldMapPoint() </text:span><text:span text:style-name="T31">çağır ve belirlenen koordinatlardaki gizli altını, altın haritasına eklenecektir</text:span></text:p>
            </text:list-item>
            <text:list-item>
              <text:p text:style-name="P84"><text:span text:style-name="T31">Parametre olarak gelen Map nesnesinin metotlarından </text:span><text:span text:style-name="T21">RemovePrivateGoldPoint() </text:span><text:span text:style-name="T31">çağır ve belirlenen koordinatlardaki gizli altını, gizli altın matrisinden sil.</text:span></text:p>
            </text:list-item>
            <text:list-item>
              <text:p text:style-name="P31"><text:span text:style-name="T20">Oyuncunun hareket geçmişine gerekli metinleri </text:span><text:span text:style-name="T21">SetLog() </text:span><text:span text:style-name="T20"><text:s/>ile ekle.</text:span></text:p>
            </text:list-item>
            <text:list-item>
              <text:p text:style-name="P75">Control değişkeninin değerini bir arttır.</text:p>
            </text:list-item>
            <text:list-item>
              <text:p text:style-name="P75">Bitir.</text:p>
            </text:list-item>
          </text:list>
        </text:list-item>
      </text:list>
      <text:p text:style-name="P5"/>
      <text:h text:style-name="P14" text:outline-level="2"><text:bookmark-start text:name="__RefHeading___Toc2002_1461073848"/><text:span text:style-name="T28">D</text:span><text:span text:style-name="T20"> Oyuncusu Hedef Belirleme Kaba </text:span><text:span text:style-name="T44">K</text:span><text:span text:style-name="T20">od</text:span><text:bookmark-end text:name="__RefHeading___Toc2002_1461073848"/></text:h>
      <text:p text:style-name="P6"/>
      <text:list xml:id="list2372368628" text:style-name="L10">
        <text:list-item>
          <text:p text:style-name="P54">Başla</text:p>
        </text:list-item>
        <text:list-item>
          <text:p text:style-name="P60">Hedeflenen en yakın altın koordinatını en büyük integer değere eşitle. <text:span text:style-name="T19">(</text:span><text:span text:style-name="T9">nearestGoldY,nearestGoldX</text:span><text:span text:style-name="T19">). </text:span><text:span text:style-name="T9">Başlangıç değerleri </text:span><text:span text:style-name="T48">2147483647</text:span></text:p>
        </text:list-item>
        <text:list-item>
          <text:p text:style-name="P60">Hedeflenen <text:span text:style-name="T19">altından elde edilen kar. (</text:span><text:span text:style-name="T9">nearestGoldProfit</text:span><text:span text:style-name="T19">). </text:span><text:span text:style-name="T9">Başlangıç değerleri </text:span><text:span text:style-name="T46">-2147483647</text:span></text:p>
        </text:list-item>
        <text:list-item>
          <text:p text:style-name="P67">Hedeflenen altına ulaşmak için gereken tur sayısı (<text:span text:style-name="T7">remainingSteps</text:span>). <text:span text:style-name="T7">Başlangıç değerleri </text:span><text:span text:style-name="T45">-2147483647</text:span></text:p>
        </text:list-item>
        <text:list-item>
          <text:p text:style-name="P67">Hedeflenen altının değeri (<text:span text:style-name="T7">nearestGoldValue</text:span>).<text:span text:style-name="T7">Başlangıç değerleri </text:span><text:span text:style-name="T45">-2147483647</text:span></text:p>
        </text:list-item>
        <text:list-item>
          <text:p text:style-name="P68">Hedeflenen altına giden yolun uzunluğu (<text:span text:style-name="T7">nearestGoldPathLength</text:span>) <text:span text:style-name="T7">Başlangıç değerleri </text:span><text:span text:style-name="T47">2147483647</text:span></text:p>
        </text:list-item>
        <text:list-item>
          <text:p text:style-name="P49"><text:span text:style-name="T20">Oyuncu hangi oyuncuya ait hedefi seçti. (</text:span><text:span text:style-name="T21">whoseTarget</text:span><text:span text:style-name="T20">) </text:span><text:span text:style-name="T21">Başlangıç değeri String.Empty</text:span></text:p>
        </text:list-item>
        <text:list-item>
          <text:p text:style-name="P49"><text:span text:style-name="T20">Oyuncunun kendi koordinat bilgilerini <text:s/>(</text:span><text:span text:style-name="T21">thisCord</text:span><text:span text:style-name="T20">) bir diziye aktar. Bunun için player nesnesinin </text:span><text:span text:style-name="T21">GetLastCord() </text:span><text:span text:style-name="T20">metodunu kullanılacaktır.</text:span></text:p>
        </text:list-item>
        <text:list-item>
          <text:p text:style-name="P49"><text:span text:style-name="T20">Diğer oyuncuların hedeflerini map nesnesinin (</text:span><text:span text:style-name="T21">GetPlayerTarget</text:span><text:span text:style-name="T20">) metodunu kullanarak değişkenlerine aktar. </text:span><text:span text:style-name="T21">aPlayerTarget, bPlayerTarget, cPlayerTarget</text:span></text:p>
        </text:list-item>
        <text:list-item>
          <text:p text:style-name="P49">D'nin diğer oyuncuların hedeflerine ulaşması için gereken tur sayısını belirlemek için DPlayer <text:s/>sınıfına ait olan <text:span text:style-name="T7">GetStepsOfOtherPlayersTarget</text:span> <text:s/>metodunu çağır. Gelen değerleri gerekli değişkenlere aktar. <text:span text:style-name="T7">remainingSteps_ATarget ,</text:span><text:span text:style-name="T39">remainingSteps_BTarget ,remainingSteps_CTarget</text:span></text:p>
        </text:list-item>
        <text:list-item>
          <text:p text:style-name="P50">A'nın hedefini hedef belirlemek için. </text:p>
        </text:list-item>
        <text:list-item>
          <text:p text:style-name="P85"><text:span text:style-name="T52">D’nin A’nın hedefine ulaşacağı hamle sayısı küçükse <text:s/>A’nın hedefine ulaşacağı hamle sayısı</text:span><text:span text:style-name="T53">ndan </text:span><text:span text:style-name="T58">VE </text:span><text:span text:style-name="T52">A’nın hedefine </text:span><text:span text:style-name="T53">kalan adım sayısı -1 değerine eşit değilse</text:span></text:p>
          <text:list>
            <text:list-item>
              <text:p text:style-name="P47">Aşağıda belirtilen değişkenleri güncelle.</text:p>
            </text:list-item>
            <text:list-item>
              <text:p text:style-name="P87">whoseTarget = "A";</text:p>
            </text:list-item>
            <text:list-item>
              <text:p text:style-name="P87">nearestGoldY = aPlayerTarget[0];</text:p>
            </text:list-item>
            <text:list-item>
              <text:p text:style-name="P87">nearestGoldX = aPlayerTarget[1];</text:p>
            </text:list-item>
            <text:list-item>
              <text:p text:style-name="P87"><text:soft-page-break/>nearestGoldValue = map.GetGoldPointValue(aPlayerTarget[0], aPlayerTarget[1]);</text:p>
            </text:list-item>
            <text:list-item>
              <text:p text:style-name="P87">remainingSteps = remainingSteps_ATarget;</text:p>
            </text:list-item>
          </text:list>
        </text:list-item>
        <text:list-item>
          <text:p text:style-name="P51"><text:span text:style-name="T63">B</text:span>'n<text:span text:style-name="T63">i</text:span>n hedefini hedef belirlemek için. </text:p>
        </text:list-item>
        <text:list-item>
          <text:p text:style-name="P85"><text:span text:style-name="T52">D’nin </text:span><text:span text:style-name="T53">B</text:span><text:span text:style-name="T52">’n</text:span><text:span text:style-name="T53">i</text:span><text:span text:style-name="T52">n hedefine ulaşacağı hamle sayısı küçükse <text:s/></text:span><text:span text:style-name="T53">B</text:span><text:span text:style-name="T52">’n</text:span><text:span text:style-name="T53">i</text:span><text:span text:style-name="T52">n hedefine ulaşacağı hamle sayısı</text:span><text:span text:style-name="T53">ndan </text:span><text:span text:style-name="T58">VE </text:span><text:span text:style-name="T53">B</text:span><text:span text:style-name="T52">’n</text:span><text:span text:style-name="T53">i</text:span><text:span text:style-name="T52">n hedefine </text:span><text:span text:style-name="T53">kalan adım sayısı -1 değerine eşit değilse</text:span></text:p>
          <text:list>
            <text:list-item>
              <text:p text:style-name="P47">Aşağıda belirtilen değişkenleri güncelle.</text:p>
            </text:list-item>
            <text:list-item>
              <text:p text:style-name="P87">whoseTarget = "B";</text:p>
            </text:list-item>
            <text:list-item>
              <text:p text:style-name="P87">nearestGoldY = bPlayerTarget[0];</text:p>
            </text:list-item>
            <text:list-item>
              <text:p text:style-name="P87">nearestGoldX = bPlayerTarget[1];</text:p>
            </text:list-item>
            <text:list-item>
              <text:p text:style-name="P87">nearestGoldValue = map.GetGoldPointValue(bPlayerTarget[0], bPlayerTarget[1]);</text:p>
            </text:list-item>
            <text:list-item>
              <text:p text:style-name="P87">remainingSteps = remainingSteps_ATarget;</text:p>
            </text:list-item>
          </text:list>
        </text:list-item>
        <text:list-item>
          <text:p text:style-name="P51"><text:span text:style-name="T63">C</text:span>'n<text:span text:style-name="T63">i</text:span>n hedefini hedef belirlemek için. </text:p>
        </text:list-item>
        <text:list-item>
          <text:p text:style-name="P85"><text:span text:style-name="T52">D’nin </text:span><text:span text:style-name="T53">C</text:span><text:span text:style-name="T52">’n</text:span><text:span text:style-name="T53">i</text:span><text:span text:style-name="T52">n hedefine ulaşacağı hamle sayısı küçükse <text:s/></text:span><text:span text:style-name="T53">C</text:span><text:span text:style-name="T52">’n</text:span><text:span text:style-name="T53">i</text:span><text:span text:style-name="T52">n hedefine ulaşacağı hamle sayısı</text:span><text:span text:style-name="T53">ndan </text:span><text:span text:style-name="T58">VE </text:span><text:span text:style-name="T53">C</text:span><text:span text:style-name="T52">’n</text:span><text:span text:style-name="T53">i</text:span><text:span text:style-name="T52">n hedefine </text:span><text:span text:style-name="T53">kalan adım sayısı -1 değerine eşit değilse</text:span></text:p>
          <text:list>
            <text:list-item>
              <text:p text:style-name="P47">Aşağıda belirtilen değişkenleri güncelle.</text:p>
            </text:list-item>
            <text:list-item>
              <text:p text:style-name="P87">whoseTarget = "C";</text:p>
            </text:list-item>
            <text:list-item>
              <text:p text:style-name="P87">nearestGoldY = cPlayerTarget[0];</text:p>
            </text:list-item>
            <text:list-item>
              <text:p text:style-name="P87">nearestGoldX = cPlayerTarget[1];</text:p>
            </text:list-item>
            <text:list-item>
              <text:p text:style-name="P87">nearestGoldValue = map.GetGoldPointValue(bPlayerTarget[0], bPlayerTarget[1]);</text:p>
            </text:list-item>
            <text:list-item>
              <text:p text:style-name="P87">remainingSteps = remainingSteps_ATarget;</text:p>
            </text:list-item>
          </text:list>
        </text:list-item>
        <text:list-item>
          <text:p text:style-name="P87">D Oyuncusu diğer oyuncuların hedeflerine ulaşamıyorsa</text:p>
          <text:list>
            <text:list-item>
              <text:p text:style-name="P61"><text:span text:style-name="T51">Parametre olarak gelen Map sınıfından altın matrisini al. (</text:span><text:span text:style-name="T57">GetGoldMap()</text:span><text:span text:style-name="T51">) </text:span><text:span text:style-name="T54">oluşturulan matrisin adı </text:span><text:span text:style-name="T59">goldArray</text:span></text:p>
            </text:list-item>
            <text:list-item>
              <text:p text:style-name="P85"><text:span text:style-name="T54">D</text:span><text:span text:style-name="T53">iğer oyuncuların hedeflerine ulaşamadığı için onları hedef olmaktan çıkartmamız gerekiyor bunun için altın matrisinin bir kopyasını oluşturalım. Oluşturulan matrise </text:span><text:span text:style-name="T58">tempGoldArray </text:span><text:span text:style-name="T53">ismini verelim</text:span></text:p>
            </text:list-item>
            <text:list-item>
              <text:p text:style-name="P87">A Oyuncusunun hedefi -1 değerine eşit değilse</text:p>
              <text:list>
                <text:list-item>
                  <text:p text:style-name="P90"><text:span text:style-name="T51">A Oyuncusunun hedeflediği koordinatlardaki altın değerini <text:s/></text:span><text:span text:style-name="T57">tempGoldArray </text:span><text:span text:style-name="T51">matrisinde 0 olarak belirtelim.</text:span></text:p>
                </text:list-item>
              </text:list>
            </text:list-item>
            <text:list-item>
              <text:p text:style-name="P87">B Oyuncusunun hedefi -1 değerine eşit değilse</text:p>
              <text:list>
                <text:list-item>
                  <text:p text:style-name="P90"><text:span text:style-name="T51">B Oyuncusunun hedeflediği koordinatlardaki altın değerini <text:s/></text:span><text:span text:style-name="T57">tempGoldArray </text:span><text:span text:style-name="T51">matrisinde 0 olarak belirtelim.</text:span></text:p>
                </text:list-item>
              </text:list>
            </text:list-item>
            <text:list-item>
              <text:p text:style-name="P87">C Oyuncusunun hedefi -1 değerine eşit değilse</text:p>
              <text:list>
                <text:list-item>
                  <text:p text:style-name="P90"><text:span text:style-name="T51">C Oyuncusunun hedeflediği koordinatlardaki altın değerini <text:s/></text:span><text:span text:style-name="T57">tempGoldArray </text:span><text:span text:style-name="T51">matrisinde 0 olarak belirtelim.</text:span></text:p>
                </text:list-item>
              </text:list>
            </text:list-item>
            <text:list-item>
              <text:p text:style-name="P89">Diğer oyuncuların altınları kaldırıldığında oyunda altın kalmıyorsa eğer hedefleri haritaya geri ekleyelim.</text:p>
            </text:list-item>
            <text:list-item>
              <text:p text:style-name="P90"><text:soft-page-break/><text:span text:style-name="T51">Kopyasını oluşturduğumuz haritada kaç adet altın bulunduğunu belirlemek için </text:span><text:span text:style-name="T57">goldCount</text:span><text:span text:style-name="T51"> adında bir değişken oluşturalım ve başlangıç değeri olarak 0 verelim.</text:span></text:p>
            </text:list-item>
            <text:list-item>
              <text:p text:style-name="P87">Kopyasını oluşturduğumuz haritada kaç adet altın olduğunu hesaplayalım.</text:p>
            </text:list-item>
            <text:list-item>
              <text:p text:style-name="P90"><text:span text:style-name="T51">Kopyasını oluşturduğumuz haritadaki altın sayısı </text:span><text:span text:style-name="T55">0’a eşit ise</text:span></text:p>
              <text:list>
                <text:list-item>
                  <text:p text:style-name="P88">Diğer oyuncuların hedeflerini haritaya tekrar dahil edelim.</text:p>
                </text:list-item>
              </text:list>
            </text:list-item>
          </text:list>
        </text:list-item>
        <text:list-item>
          <text:p text:style-name="P23"><text:span text:style-name="T64">Kopya </text:span>Altın matrisinin y koordinatının da dön (for)</text:p>
          <text:list>
            <text:list-item>
              <text:p text:style-name="P23"><text:span text:style-name="T64">Kopya </text:span>Altın matrisinin x koordinatının da dön (for)</text:p>
              <text:list>
                <text:list-item>
                  <text:p text:style-name="P23"><text:span text:style-name="T64">Kopya </text:span>Altın matrisinde ki, for döngüsünden oluşan y ve x koordinatındaki altın miktarı 0a eşit deği<text:span text:style-name="T18">lse</text:span></text:p>
                  <text:list>
                    <text:list-item>
                      <text:p text:style-name="P42">Geçici olarak hedefin kaç kare uzaklıkta olduğunu tutan bir değişken oluştur (<text:span text:style-name="T7">tempPathLength</text:span>) ve uzaklık değerini bu değişkene aktar</text:p>
                    </text:list-item>
                    <text:list-item>
                      <text:p text:style-name="P86"><text:span text:style-name="T3">Geçici olarak hedefin kaç adım uzaklıkta olduğunu tutan bir değişken oluştur (</text:span><text:span text:style-name="T8">tempRemainingSteps</text:span><text:span text:style-name="T3">) ve uzaklık değerini hesapla ve değişkene aktar.</text:span></text:p>
                    </text:list-item>
                    <text:list-item>
                      <text:p text:style-name="P69"><text:span text:style-name="T3">G</text:span><text:span text:style-name="T1">eçici olarak hedefe ulaştığında kazanacağı toplam altın miktarını hesapla ve (</text:span><text:span text:style-name="T7">tempProfit</text:span><text:span text:style-name="T1">) değişkene aktar.</text:span></text:p>
                    </text:list-item>
                    <text:list-item>
                      <text:p text:style-name="P86"><text:span text:style-name="T4">Geçici olarak tutulan <text:s/></text:span><text:span text:style-name="T9">tempProfit </text:span><text:span text:style-name="T4">değeri hedeflenen altın değerinden (</text:span><text:span text:style-name="T9">nearestGoldProfit</text:span><text:span text:style-name="T4">) <text:s/>büyükse veya eşitse</text:span></text:p>
                      <text:list>
                        <text:list-item>
                          <text:p text:style-name="P42"><text:span text:style-name="T7">tempPathLength </text:span><text:span text:style-name="T19">değeri hedeflenen altın uzak değerinden küçükse (</text:span><text:span text:style-name="T9">nearestGoldPathLength</text:span><text:span text:style-name="T19">) </text:span><text:span text:style-name="T9">VE </text:span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eşitse</text:span></text:p>
                          <text:list>
                            <text:list-item>
                              <text:p text:style-name="P48">Aşağıda belirtilen değişkenleri güncelle.</text:p>
                            </text:list-item>
                            <text:list-item>
                              <text:p text:style-name="P42">nearestGoldPathLength = tempPathLength;</text:p>
                            </text:list-item>
                            <text:list-item>
                              <text:p text:style-name="P42">remainingSteps = tempRemainingSteps;</text:p>
                            </text:list-item>
                            <text:list-item>
                              <text:p text:style-name="P42">nearestGoldProfit = tempProfit;</text:p>
                            </text:list-item>
                            <text:list-item>
                              <text:p text:style-name="P42">nearestGoldY = goldY;</text:p>
                            </text:list-item>
                            <text:list-item>
                              <text:p text:style-name="P42">nearestGoldX = goldX;</text:p>
                            </text:list-item>
                            <text:list-item>
                              <text:p text:style-name="P42">nearestGoldValue = tempGoldArray[goldY, goldX];</text:p>
                            </text:list-item>
                          </text:list>
                        </text:list-item>
                        <text:list-item>
                          <text:p text:style-name="P42"><text:span text:style-name="T19">Geçici olarak tutulan <text:s/></text:span><text:span text:style-name="T9">tempProfit </text:span><text:span text:style-name="T19">değeri hedeflenen altın değerinden (</text:span><text:span text:style-name="T9">nearestGoldProfit</text:span><text:span text:style-name="T19">) <text:s/>büyükse</text:span></text:p>
                          <text:list>
                            <text:list-item>
                              <text:p text:style-name="P48">Aşağıda belirtilen değişkenleri güncelle.</text:p>
                            </text:list-item>
                            <text:list-item>
                              <text:p text:style-name="P42">nearestGoldPathLength = tempPathLength;</text:p>
                            </text:list-item>
                            <text:list-item>
                              <text:p text:style-name="P42">remainingSteps = tempRemainingSteps;</text:p>
                            </text:list-item>
                            <text:list-item>
                              <text:p text:style-name="P42">nearestGoldProfit = tempProfit;</text:p>
                            </text:list-item>
                            <text:list-item>
                              <text:p text:style-name="P42">nearestGoldY = goldY;</text:p>
                            </text:list-item>
                            <text:list-item>
                              <text:p text:style-name="P42">nearestGoldX = goldX;</text:p>
                            </text:list-item>
                            <text:list-item>
                              <text:p text:style-name="P42">nearestGoldValue = temp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Hedefe ulaşacağı adımı tutan değişkene </text:span><text:span text:style-name="T7">SetRemainingSteps()</text:span><text:span text:style-name="T1"> ile atama yap</text:span></text:p>
        </text:list-item>
        <text:list-item>
          <text:p text:style-name="P62"><text:soft-page-break/><text:span text:style-name="T1">Hedefin koordinat bilgilerini tutan değişkene </text:span><text:span text:style-name="T7">SetTargetedGoldCord() </text:span><text:span text:style-name="T1">ile atama yap</text:span></text:p>
        </text:list-item>
        <text:list-item>
          <text:p text:style-name="P62"><text:span text:style-name="T1">Hedefin altın miktarını tutan değişkene </text:span><text:span text:style-name="T7">SetTargetedGoldValue() </text:span><text:span text:style-name="T1">ile atama yap</text:span></text:p>
        </text:list-item>
        <text:list-item>
          <text:p text:style-name="P62"><text:span text:style-name="T1">Hedefe ulaştığında elde edeceği altın miktarını tutan değişkene </text:span><text:span text:style-name="T7">SetGoldEarnedOnReachTarget() </text:span><text:span text:style-name="T1">ile atama yap</text:span></text:p>
        </text:list-item>
        <text:list-item>
          <text:p text:style-name="P62"><text:span text:style-name="T1">Oyuncunun kasasından hedef belirleme maliyetini düş. </text:span><text:span text:style-name="T7">UpdatePlayerGoldValue()</text:span></text:p>
        </text:list-item>
        <text:list-item>
          <text:p text:style-name="P27"><text:span text:style-name="T61">Oyuncunun oyun boyunca harcadığı toplam altın miktarına arama maliyetini </text:span><text:span text:style-name="T57">SetTotalAmountOfGoldSpent(this.GetSearchCost()) </text:span><text:span text:style-name="T61">ekle.</text:span></text:p>
        </text:list-item>
        <text:list-item>
          <text:p text:style-name="P91"><text:span text:style-name="T64">w</text:span>hoseTarget <text:span text:style-name="T5">değer eşit değilse </text:span><text:span text:style-name="T64">String.Empty </text:span><text:span text:style-name="T5">değerini o zaman herhangi bir oyuncunun hedefine daha önce varacaktır.</text:span></text:p>
          <text:list>
            <text:list-item>
              <text:p text:style-name="P32"><text:span text:style-name="T64">Oyuncunun hareket geçmişine gerekli metinleri </text:span><text:span text:style-name="T12">SetLog() </text:span><text:span text:style-name="T64"><text:s/>ile ekle.</text:span></text:p>
            </text:list-item>
          </text:list>
        </text:list-item>
        <text:list-item>
          <text:p text:style-name="P91"><text:span text:style-name="T64">whoseTarget </text:span><text:span text:style-name="T5">değer eşit <text:s/>ise </text:span><text:span text:style-name="T64">String.Empty </text:span><text:span text:style-name="T5">değerine o zaman herhangi bir oyuncunun hedefine ondan daha önce varamayacaktır.</text:span></text:p>
          <text:list>
            <text:list-item>
              <text:p text:style-name="P32"><text:span text:style-name="T64">Oyuncunun hareket geçmişine gerekli metinleri </text:span><text:span text:style-name="T12">SetLog() </text:span><text:span text:style-name="T64"><text:s/>ile ekle.</text:span></text:p>
            </text:list-item>
          </text:list>
        </text:list-item>
        <text:list-item>
          <text:p text:style-name="P32">Oyuncunun hedeflediği konumu Map sınıfından metoda gelen map parametresine <text:span text:style-name="T7">map.SetPlayerTarget() </text:span>ile aktar.</text:p>
        </text:list-item>
        <text:list-item>
          <text:p text:style-name="P36">Oyuncunun hedeflediği konuma kalan adım sayısını Map sınıfından metoda gelen map parametresi <text:s/><text:span text:style-name="T7">map.SetPlayerRemainingSteps() </text:span>ile aktar</text:p>
        </text:list-item>
        <text:list-item>
          <text:p text:style-name="P36">Bitir.</text:p>
        </text:list-item>
      </text:list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  <style:text-properties officeooo:paragraph-rsid="002e5d56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e5d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GİN YENİCE – 190201133 <text:tab/><text:tab/>CEMRE CAN KAYA - 190201137</text:span></text:p>
      </style:header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02:28.765000000</meta:creation-date>
    <dc:date>2020-11-21T02:51:03.210000000</dc:date>
    <meta:editing-duration>PT1H56M50S</meta:editing-duration>
    <meta:editing-cycles>18</meta:editing-cycles>
    <meta:generator>LibreOffice/7.0.2.2$Windows_X86_64 LibreOffice_project/8349ace3c3162073abd90d81fd06dcfb6b36b994</meta:generator>
    <meta:document-statistic meta:table-count="0" meta:image-count="0" meta:object-count="0" meta:page-count="12" meta:paragraph-count="302" meta:word-count="2712" meta:character-count="20969" meta:non-whitespace-character-count="18758"/>
  </office:meta>
</office:document-meta>
</file>